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state_estimat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ose Topic</text:p>
          </table:table-cell>
          <table:covered-table-cell/>
          <table:table-cell table:style-name="ce3" office:value-type="string" calcext:value-type="string" table:number-columns-spanned="3" table:number-rows-spanned="1">
            <text:p>B: Kfilter (cmd_vel, scan)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C: Kfilter (pose, scan)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Estimate (pose)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<text:s/>uncertainty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uncertainty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47619047619" calcext:value-type="float">
            <text:p>0.0476190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619047619" calcext:value-type="float">
            <text:p>0.0476190476</text:p>
          </table:table-cell>
        </table:table-row>
        <table:table-row table:style-name="ro1">
          <table:table-cell office:value-type="float" office:value="0.0299999713897705" calcext:value-type="float">
            <text:p>0.0299999714</text:p>
          </table:table-cell>
          <table:table-cell office:value-type="float" office:value="0" calcext:value-type="float">
            <text:p>0</text:p>
          </table:table-cell>
          <table:table-cell office:value-type="float" office:value="0.119999885559082" calcext:value-type="float">
            <text:p>0.1199998856</text:p>
          </table:table-cell>
          <table:table-cell office:value-type="float" office:value="0" calcext:value-type="float">
            <text:p>0</text:p>
          </table:table-cell>
          <table:table-cell office:value-type="float" office:value="0.0243997034999" calcext:value-type="float">
            <text:p>0.0243997035</text:p>
          </table:table-cell>
          <table:table-cell office:value-type="float" office:value="0.120000123977661" calcext:value-type="float">
            <text:p>0.120000124</text:p>
          </table:table-cell>
          <table:table-cell office:value-type="float" office:value="0" calcext:value-type="float">
            <text:p>0</text:p>
          </table:table-cell>
          <table:table-cell office:value-type="float" office:value="0.0243997034999" calcext:value-type="float">
            <text:p>0.0243997035</text:p>
          </table:table-cell>
        </table:table-row>
        <table:table-row table:style-name="ro1">
          <table:table-cell office:value-type="float" office:value="0.0699999332427979" calcext:value-type="float">
            <text:p>0.0699999332</text:p>
          </table:table-cell>
          <table:table-cell office:value-type="float" office:value="0" calcext:value-type="float">
            <text:p>0</text:p>
          </table:table-cell>
          <table:table-cell office:value-type="float" office:value="0.230000019073486" calcext:value-type="float">
            <text:p>0.2300000191</text:p>
          </table:table-cell>
          <table:table-cell office:value-type="float" office:value="0" calcext:value-type="float">
            <text:p>0</text:p>
          </table:table-cell>
          <table:table-cell office:value-type="float" office:value="0.01661763556" calcext:value-type="float">
            <text:p>0.0166176356</text:p>
          </table:table-cell>
          <table:table-cell office:value-type="float" office:value="0.240000009536743" calcext:value-type="float">
            <text:p>0.2400000095</text:p>
          </table:table-cell>
          <table:table-cell office:value-type="float" office:value="0" calcext:value-type="float">
            <text:p>0</text:p>
          </table:table-cell>
          <table:table-cell office:value-type="float" office:value="0.01661763556" calcext:value-type="float">
            <text:p>0.0166176356</text:p>
          </table:table-cell>
        </table:table-row>
        <table:table-row table:style-name="ro1">
          <table:table-cell office:value-type="float" office:value="0.129999876022339" calcext:value-type="float">
            <text:p>0.129999876</text:p>
          </table:table-cell>
          <table:table-cell office:value-type="float" office:value="0" calcext:value-type="float">
            <text:p>0</text:p>
          </table:table-cell>
          <table:table-cell office:value-type="float" office:value="0.339999914169312" calcext:value-type="float">
            <text:p>0.3399999142</text:p>
          </table:table-cell>
          <table:table-cell office:value-type="float" office:value="0" calcext:value-type="float">
            <text:p>0</text:p>
          </table:table-cell>
          <table:table-cell office:value-type="float" office:value="0.012346445209" calcext:value-type="float">
            <text:p>0.0123464452</text:p>
          </table:table-cell>
          <table:table-cell office:value-type="float" office:value="0.349999904632568" calcext:value-type="float">
            <text:p>0.3499999046</text:p>
          </table:table-cell>
          <table:table-cell office:value-type="float" office:value="0" calcext:value-type="float">
            <text:p>0</text:p>
          </table:table-cell>
          <table:table-cell office:value-type="float" office:value="0.012346445209" calcext:value-type="float">
            <text:p>0.0123464452</text:p>
          </table:table-cell>
        </table:table-row>
        <table:table-row table:style-name="ro1">
          <table:table-cell office:value-type="float" office:value="0.169999837875366" calcext:value-type="float">
            <text:p>0.1699998379</text:p>
          </table:table-cell>
          <table:table-cell office:value-type="float" office:value="0" calcext:value-type="float">
            <text:p>0</text:p>
          </table:table-cell>
          <table:table-cell office:value-type="float" office:value="0.450000047683716" calcext:value-type="float">
            <text:p>0.4500000477</text:p>
          </table:table-cell>
          <table:table-cell office:value-type="float" office:value="0" calcext:value-type="float">
            <text:p>0</text:p>
          </table:table-cell>
          <table:table-cell office:value-type="float" office:value="0.00990148288937" calcext:value-type="float">
            <text:p>0.0099014829</text:p>
          </table:table-cell>
          <table:table-cell office:value-type="float" office:value="0.460000038146973" calcext:value-type="float">
            <text:p>0.4600000381</text:p>
          </table:table-cell>
          <table:table-cell office:value-type="float" office:value="0" calcext:value-type="float">
            <text:p>0</text:p>
          </table:table-cell>
          <table:table-cell office:value-type="float" office:value="0.00990148288937" calcext:value-type="float">
            <text:p>0.0099014829</text:p>
          </table:table-cell>
        </table:table-row>
        <table:table-row table:style-name="ro1">
          <table:table-cell office:value-type="float" office:value="0.220000028610229" calcext:value-type="float">
            <text:p>0.2200000286</text:p>
          </table:table-cell>
          <table:table-cell office:value-type="float" office:value="0" calcext:value-type="float">
            <text:p>0</text:p>
          </table:table-cell>
          <table:table-cell office:value-type="float" office:value="0.559999942779541" calcext:value-type="float">
            <text:p>0.5599999428</text:p>
          </table:table-cell>
          <table:table-cell office:value-type="float" office:value="0" calcext:value-type="float">
            <text:p>0</text:p>
          </table:table-cell>
          <table:table-cell office:value-type="float" office:value="0.00804169692977" calcext:value-type="float">
            <text:p>0.0080416969</text:p>
          </table:table-cell>
          <table:table-cell office:value-type="float" office:value="0.559999942779541" calcext:value-type="float">
            <text:p>0.5599999428</text:p>
          </table:table-cell>
          <table:table-cell office:value-type="float" office:value="0" calcext:value-type="float">
            <text:p>0</text:p>
          </table:table-cell>
          <table:table-cell office:value-type="float" office:value="0.00804169692977" calcext:value-type="float">
            <text:p>0.0080416969</text:p>
          </table:table-cell>
        </table:table-row>
        <table:table-row table:style-name="ro1">
          <table:table-cell office:value-type="float" office:value="0.27999997138977" calcext:value-type="float">
            <text:p>0.2799999714</text:p>
          </table:table-cell>
          <table:table-cell office:value-type="float" office:value="0" calcext:value-type="float">
            <text:p>0</text:p>
          </table:table-cell>
          <table:table-cell office:value-type="float" office:value="0.659999847412109" calcext:value-type="float">
            <text:p>0.6599998474</text:p>
          </table:table-cell>
          <table:table-cell office:value-type="float" office:value="0" calcext:value-type="float">
            <text:p>0</text:p>
          </table:table-cell>
          <table:table-cell office:value-type="float" office:value="0.00702733707871" calcext:value-type="float">
            <text:p>0.0070273371</text:p>
          </table:table-cell>
          <table:table-cell office:value-type="float" office:value="0.670000076293945" calcext:value-type="float">
            <text:p>0.6700000763</text:p>
          </table:table-cell>
          <table:table-cell office:value-type="float" office:value="0" calcext:value-type="float">
            <text:p>0</text:p>
          </table:table-cell>
          <table:table-cell office:value-type="float" office:value="0.00702733707871" calcext:value-type="float">
            <text:p>0.0070273371</text:p>
          </table:table-cell>
        </table:table-row>
        <table:table-row table:style-name="ro1">
          <table:table-cell office:value-type="float" office:value="0.299999952316284" calcext:value-type="float">
            <text:p>0.2999999523</text:p>
          </table:table-cell>
          <table:table-cell office:value-type="float" office:value="0" calcext:value-type="float">
            <text:p>0</text:p>
          </table:table-cell>
          <table:table-cell office:value-type="float" office:value="0.769999980926514" calcext:value-type="float">
            <text:p>0.7699999809</text:p>
          </table:table-cell>
          <table:table-cell office:value-type="float" office:value="0" calcext:value-type="float">
            <text:p>0</text:p>
          </table:table-cell>
          <table:table-cell office:value-type="float" office:value="0.00606825880628" calcext:value-type="float">
            <text:p>0.0060682588</text:p>
          </table:table-cell>
          <table:table-cell office:value-type="float" office:value="0.779999971389771" calcext:value-type="float">
            <text:p>0.7799999714</text:p>
          </table:table-cell>
          <table:table-cell office:value-type="float" office:value="0" calcext:value-type="float">
            <text:p>0</text:p>
          </table:table-cell>
          <table:table-cell office:value-type="float" office:value="0.00606825880628" calcext:value-type="float">
            <text:p>0.0060682588</text:p>
          </table:table-cell>
        </table:table-row>
        <table:table-row table:style-name="ro1">
          <table:table-cell office:value-type="float" office:value="0.339999914169312" calcext:value-type="float">
            <text:p>0.3399999142</text:p>
          </table:table-cell>
          <table:table-cell office:value-type="float" office:value="0" calcext:value-type="float">
            <text:p>0</text:p>
          </table:table-cell>
          <table:table-cell office:value-type="float" office:value="0.859999895095825" calcext:value-type="float">
            <text:p>0.8599998951</text:p>
          </table:table-cell>
          <table:table-cell office:value-type="float" office:value="0" calcext:value-type="float">
            <text:p>0</text:p>
          </table:table-cell>
          <table:table-cell office:value-type="float" office:value="0.00549607952297" calcext:value-type="float">
            <text:p>0.0054960795</text:p>
          </table:table-cell>
          <table:table-cell office:value-type="float" office:value="0.870000123977661" calcext:value-type="float">
            <text:p>0.870000124</text:p>
          </table:table-cell>
          <table:table-cell office:value-type="float" office:value="0" calcext:value-type="float">
            <text:p>0</text:p>
          </table:table-cell>
          <table:table-cell office:value-type="float" office:value="0.00549607952297" calcext:value-type="float">
            <text:p>0.0054960795</text:p>
          </table:table-cell>
        </table:table-row>
        <table:table-row table:style-name="ro1">
          <table:table-cell office:value-type="float" office:value="0.369999885559082" calcext:value-type="float">
            <text:p>0.3699998856</text:p>
          </table:table-cell>
          <table:table-cell office:value-type="float" office:value="0" calcext:value-type="float">
            <text:p>0</text:p>
          </table:table-cell>
          <table:table-cell office:value-type="float" office:value="0.960000038146973" calcext:value-type="float">
            <text:p>0.9600000381</text:p>
          </table:table-cell>
          <table:table-cell office:value-type="float" office:value="0" calcext:value-type="float">
            <text:p>0</text:p>
          </table:table-cell>
          <table:table-cell office:value-type="float" office:value="0.00487218241864" calcext:value-type="float">
            <text:p>0.0048721824</text:p>
          </table:table-cell>
          <table:table-cell office:value-type="float" office:value="0.97000002861023" calcext:value-type="float">
            <text:p>0.9700000286</text:p>
          </table:table-cell>
          <table:table-cell office:value-type="float" office:value="0" calcext:value-type="float">
            <text:p>0</text:p>
          </table:table-cell>
          <table:table-cell office:value-type="float" office:value="0.00487218241864" calcext:value-type="float">
            <text:p>0.0048721824</text:p>
          </table:table-cell>
        </table:table-row>
        <table:table-row table:style-name="ro1">
          <table:table-cell office:value-type="float" office:value="0.399999856948853" calcext:value-type="float">
            <text:p>0.3999998569</text:p>
          </table:table-cell>
          <table:table-cell office:value-type="float" office:value="0" calcext:value-type="float">
            <text:p>0</text:p>
          </table:table-cell>
          <table:table-cell office:value-type="float" office:value="1.05999994277954" calcext:value-type="float">
            <text:p>1.0599999428</text:p>
          </table:table-cell>
          <table:table-cell office:value-type="float" office:value="0" calcext:value-type="float">
            <text:p>0</text:p>
          </table:table-cell>
          <table:table-cell office:value-type="float" office:value="0.00443957411924" calcext:value-type="float">
            <text:p>0.0044395741</text:p>
          </table:table-cell>
          <table:table-cell office:value-type="float" office:value="1.0699999332428" calcext:value-type="float">
            <text:p>1.0699999332</text:p>
          </table:table-cell>
          <table:table-cell office:value-type="float" office:value="0" calcext:value-type="float">
            <text:p>0</text:p>
          </table:table-cell>
          <table:table-cell office:value-type="float" office:value="0.00443957411924" calcext:value-type="float">
            <text:p>0.0044395741</text:p>
          </table:table-cell>
        </table:table-row>
        <table:table-row table:style-name="ro1">
          <table:table-cell office:value-type="float" office:value="0.43999981880188" calcext:value-type="float">
            <text:p>0.4399998188</text:p>
          </table:table-cell>
          <table:table-cell office:value-type="float" office:value="0" calcext:value-type="float">
            <text:p>0</text:p>
          </table:table-cell>
          <table:table-cell office:value-type="float" office:value="1.14999985694885" calcext:value-type="float">
            <text:p>1.1499998569</text:p>
          </table:table-cell>
          <table:table-cell office:value-type="float" office:value="0" calcext:value-type="float">
            <text:p>0</text:p>
          </table:table-cell>
          <table:table-cell office:value-type="float" office:value="0.0042135252417" calcext:value-type="float">
            <text:p>0.0042135252</text:p>
          </table:table-cell>
          <table:table-cell office:value-type="float" office:value="1.16000008583069" calcext:value-type="float">
            <text:p>1.1600000858</text:p>
          </table:table-cell>
          <table:table-cell office:value-type="float" office:value="0" calcext:value-type="float">
            <text:p>0</text:p>
          </table:table-cell>
          <table:table-cell office:value-type="float" office:value="0.0042135252417" calcext:value-type="float">
            <text:p>0.0042135252</text:p>
          </table:table-cell>
        </table:table-row>
        <table:table-row table:style-name="ro1">
          <table:table-cell office:value-type="float" office:value="0.460000038146973" calcext:value-type="float">
            <text:p>0.4600000381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0.00382029968206" calcext:value-type="float">
            <text:p>0.0038202997</text:p>
          </table:table-cell>
          <table:table-cell office:value-type="float" office:value="1.25999999046326" calcext:value-type="float">
            <text:p>1.2599999905</text:p>
          </table:table-cell>
          <table:table-cell office:value-type="float" office:value="0" calcext:value-type="float">
            <text:p>0</text:p>
          </table:table-cell>
          <table:table-cell office:value-type="float" office:value="0.00382029968206" calcext:value-type="float">
            <text:p>0.003820299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34999990463257" calcext:value-type="float">
            <text:p>1.3499999046</text:p>
          </table:table-cell>
          <table:table-cell office:value-type="float" office:value="0" calcext:value-type="float">
            <text:p>0</text:p>
          </table:table-cell>
          <table:table-cell office:value-type="float" office:value="0.00342693409895" calcext:value-type="float">
            <text:p>0.0034269341</text:p>
          </table:table-cell>
          <table:table-cell office:value-type="float" office:value="1.3600001335144" calcext:value-type="float">
            <text:p>1.3600001335</text:p>
          </table:table-cell>
          <table:table-cell office:value-type="float" office:value="0" calcext:value-type="float">
            <text:p>0</text:p>
          </table:table-cell>
          <table:table-cell office:value-type="float" office:value="0.00342693409895" calcext:value-type="float">
            <text:p>0.0034269341</text:p>
          </table:table-cell>
        </table:table-row>
        <table:table-row table:style-name="ro1">
          <table:table-cell office:value-type="float" office:value="0.549999952316284" calcext:value-type="float">
            <text:p>0.5499999523</text:p>
          </table:table-cell>
          <table:table-cell office:value-type="float" office:value="0" calcext:value-type="float">
            <text:p>0</text:p>
          </table:table-cell>
          <table:table-cell office:value-type="float" office:value="1.4300000667572" calcext:value-type="float">
            <text:p>1.4300000668</text:p>
          </table:table-cell>
          <table:table-cell office:value-type="float" office:value="0" calcext:value-type="float">
            <text:p>0</text:p>
          </table:table-cell>
          <table:table-cell office:value-type="float" office:value="0.00326296835533" calcext:value-type="float">
            <text:p>0.0032629684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0" calcext:value-type="float">
            <text:p>0</text:p>
          </table:table-cell>
          <table:table-cell office:value-type="float" office:value="0.00326296835533" calcext:value-type="float">
            <text:p>0.0032629684</text:p>
          </table:table-cell>
        </table:table-row>
        <table:table-row table:style-name="ro1">
          <table:table-cell office:value-type="float" office:value="0.599999904632568" calcext:value-type="float">
            <text:p>0.5999999046</text:p>
          </table:table-cell>
          <table:table-cell office:value-type="float" office:value="0" calcext:value-type="float">
            <text:p>0</text:p>
          </table:table-cell>
          <table:table-cell office:value-type="float" office:value="1.52999997138977" calcext:value-type="float">
            <text:p>1.5299999714</text:p>
          </table:table-cell>
          <table:table-cell office:value-type="float" office:value="0" calcext:value-type="float">
            <text:p>0</text:p>
          </table:table-cell>
          <table:table-cell office:value-type="float" office:value="0.00311675527575" calcext:value-type="float">
            <text:p>0.0031167553</text:p>
          </table:table-cell>
          <table:table-cell office:value-type="float" office:value="1.53999996185303" calcext:value-type="float">
            <text:p>1.5399999619</text:p>
          </table:table-cell>
          <table:table-cell office:value-type="float" office:value="0" calcext:value-type="float">
            <text:p>0</text:p>
          </table:table-cell>
          <table:table-cell office:value-type="float" office:value="0.00311675527575" calcext:value-type="float">
            <text:p>0.0031167553</text:p>
          </table:table-cell>
        </table:table-row>
        <table:table-row table:style-name="ro1">
          <table:table-cell office:value-type="float" office:value="0.659999847412109" calcext:value-type="float">
            <text:p>0.6599998474</text:p>
          </table:table-cell>
          <table:table-cell office:value-type="float" office:value="0" calcext:value-type="float">
            <text:p>0</text:p>
          </table:table-cell>
          <table:table-cell office:value-type="float" office:value="1.61999988555908" calcext:value-type="float">
            <text:p>1.6199998856</text:p>
          </table:table-cell>
          <table:table-cell office:value-type="float" office:value="0" calcext:value-type="float">
            <text:p>0</text:p>
          </table:table-cell>
          <table:table-cell office:value-type="float" office:value="0.00298559484403" calcext:value-type="float">
            <text:p>0.0029855948</text:p>
          </table:table-cell>
          <table:table-cell office:value-type="float" office:value="1.63000011444092" calcext:value-type="float">
            <text:p>1.6300001144</text:p>
          </table:table-cell>
          <table:table-cell office:value-type="float" office:value="0" calcext:value-type="float">
            <text:p>0</text:p>
          </table:table-cell>
          <table:table-cell office:value-type="float" office:value="0.00298559484403" calcext:value-type="float">
            <text:p>0.0029855948</text:p>
          </table:table-cell>
        </table:table-row>
        <table:table-row table:style-name="ro1">
          <table:table-cell office:value-type="float" office:value="0.679999828338623" calcext:value-type="float">
            <text:p>0.6799998283</text:p>
          </table:table-cell>
          <table:table-cell office:value-type="float" office:value="0" calcext:value-type="float">
            <text:p>0</text:p>
          </table:table-cell>
          <table:table-cell office:value-type="float" office:value="1.72000002861023" calcext:value-type="float">
            <text:p>1.7200000286</text:p>
          </table:table-cell>
          <table:table-cell office:value-type="float" office:value="0" calcext:value-type="float">
            <text:p>0</text:p>
          </table:table-cell>
          <table:table-cell office:value-type="float" office:value="0.0028173646562" calcext:value-type="float">
            <text:p>0.0028173647</text:p>
          </table:table-cell>
          <table:table-cell office:value-type="float" office:value="1.72000002861023" calcext:value-type="float">
            <text:p>1.7200000286</text:p>
          </table:table-cell>
          <table:table-cell office:value-type="float" office:value="0" calcext:value-type="float">
            <text:p>0</text:p>
          </table:table-cell>
          <table:table-cell office:value-type="float" office:value="0.0028173646562" calcext:value-type="float">
            <text:p>0.0028173647</text:p>
          </table:table-cell>
        </table:table-row>
        <table:table-row table:style-name="ro1">
          <table:table-cell office:value-type="float" office:value="0.710000038146973" calcext:value-type="float">
            <text:p>0.7100000381</text:p>
          </table:table-cell>
          <table:table-cell office:value-type="float" office:value="0" calcext:value-type="float">
            <text:p>0</text:p>
          </table:table-cell>
          <table:table-cell office:value-type="float" office:value="1.80999994277954" calcext:value-type="float">
            <text:p>1.8099999428</text:p>
          </table:table-cell>
          <table:table-cell office:value-type="float" office:value="0" calcext:value-type="float">
            <text:p>0</text:p>
          </table:table-cell>
          <table:table-cell office:value-type="float" office:value="0.00261938042979" calcext:value-type="float">
            <text:p>0.0026193804</text:p>
          </table:table-cell>
          <table:table-cell office:value-type="float" office:value="1.8199999332428" calcext:value-type="float">
            <text:p>1.8199999332</text:p>
          </table:table-cell>
          <table:table-cell office:value-type="float" office:value="0" calcext:value-type="float">
            <text:p>0</text:p>
          </table:table-cell>
          <table:table-cell office:value-type="float" office:value="0.00261938042979" calcext:value-type="float">
            <text:p>0.002619380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.98000001907349" calcext:value-type="float">
            <text:p>1.9800000191</text:p>
          </table:table-cell>
          <table:table-cell office:value-type="float" office:value="0" calcext:value-type="float">
            <text:p>0</text:p>
          </table:table-cell>
          <table:table-cell office:value-type="float" office:value="0.00253376166589" calcext:value-type="float">
            <text:p>0.0025337617</text:p>
          </table:table-cell>
          <table:table-cell office:value-type="float" office:value="1.99000000953674" calcext:value-type="float">
            <text:p>1.9900000095</text:p>
          </table:table-cell>
          <table:table-cell office:value-type="float" office:value="0" calcext:value-type="float">
            <text:p>0</text:p>
          </table:table-cell>
          <table:table-cell office:value-type="float" office:value="0.00253376166589" calcext:value-type="float">
            <text:p>0.0025337617</text:p>
          </table:table-cell>
        </table:table-row>
        <table:table-row table:style-name="ro1">
          <table:table-cell office:value-type="float" office:value="0.799999952316284" calcext:value-type="float">
            <text:p>0.7999999523</text:p>
          </table:table-cell>
          <table:table-cell office:value-type="float" office:value="0" calcext:value-type="float">
            <text:p>0</text:p>
          </table:table-cell>
          <table:table-cell office:value-type="float" office:value="2.0699999332428" calcext:value-type="float">
            <text:p>2.0699999332</text:p>
          </table:table-cell>
          <table:table-cell office:value-type="float" office:value="0" calcext:value-type="float">
            <text:p>0</text:p>
          </table:table-cell>
          <table:table-cell office:value-type="float" office:value="0.00236793578052" calcext:value-type="float">
            <text:p>0.0023679358</text:p>
          </table:table-cell>
          <table:table-cell office:value-type="float" office:value="2.07999992370605" calcext:value-type="float">
            <text:p>2.0799999237</text:p>
          </table:table-cell>
          <table:table-cell office:value-type="float" office:value="0" calcext:value-type="float">
            <text:p>0</text:p>
          </table:table-cell>
          <table:table-cell office:value-type="float" office:value="0.00236793578052" calcext:value-type="float">
            <text:p>0.0023679358</text:p>
          </table:table-cell>
        </table:table-row>
        <table:table-row table:style-name="ro1">
          <table:table-cell office:value-type="float" office:value="0.839999914169312" calcext:value-type="float">
            <text:p>0.8399999142</text:p>
          </table:table-cell>
          <table:table-cell office:value-type="float" office:value="0" calcext:value-type="float">
            <text:p>0</text:p>
          </table:table-cell>
          <table:table-cell office:value-type="float" office:value="2.16999983787537" calcext:value-type="float">
            <text:p>2.1699998379</text:p>
          </table:table-cell>
          <table:table-cell office:value-type="float" office:value="0" calcext:value-type="float">
            <text:p>0</text:p>
          </table:table-cell>
          <table:table-cell office:value-type="float" office:value="0.00226086415784" calcext:value-type="float">
            <text:p>0.0022608642</text:p>
          </table:table-cell>
          <table:table-cell office:value-type="float" office:value="2.1800000667572" calcext:value-type="float">
            <text:p>2.1800000668</text:p>
          </table:table-cell>
          <table:table-cell office:value-type="float" office:value="0" calcext:value-type="float">
            <text:p>0</text:p>
          </table:table-cell>
          <table:table-cell office:value-type="float" office:value="0.00226086415784" calcext:value-type="float">
            <text:p>0.0022608642</text:p>
          </table:table-cell>
        </table:table-row>
        <table:table-row table:style-name="ro1">
          <table:table-cell office:value-type="float" office:value="0.879999876022339" calcext:value-type="float">
            <text:p>0.879999876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0.0022025360253" calcext:value-type="float">
            <text:p>0.002202536</text:p>
          </table:table-cell>
          <table:table-cell office:value-type="float" office:value="2.25999999046326" calcext:value-type="float">
            <text:p>2.2599999905</text:p>
          </table:table-cell>
          <table:table-cell office:value-type="float" office:value="0" calcext:value-type="float">
            <text:p>0</text:p>
          </table:table-cell>
          <table:table-cell office:value-type="float" office:value="0.0022025360253" calcext:value-type="float">
            <text:p>0.002202536</text:p>
          </table:table-cell>
        </table:table-row>
        <table:table-row table:style-name="ro1">
          <table:table-cell office:value-type="float" office:value="0.919999837875366" calcext:value-type="float">
            <text:p>0.9199998379</text:p>
          </table:table-cell>
          <table:table-cell office:value-type="float" office:value="0" calcext:value-type="float">
            <text:p>0</text:p>
          </table:table-cell>
          <table:table-cell office:value-type="float" office:value="2.33999991416931" calcext:value-type="float">
            <text:p>2.3399999142</text:p>
          </table:table-cell>
          <table:table-cell office:value-type="float" office:value="0" calcext:value-type="float">
            <text:p>0</text:p>
          </table:table-cell>
          <table:table-cell office:value-type="float" office:value="0.00203221200873" calcext:value-type="float">
            <text:p>0.002032212</text:p>
          </table:table-cell>
          <table:table-cell office:value-type="float" office:value="2.34999990463257" calcext:value-type="float">
            <text:p>2.3499999046</text:p>
          </table:table-cell>
          <table:table-cell office:value-type="float" office:value="0" calcext:value-type="float">
            <text:p>0</text:p>
          </table:table-cell>
          <table:table-cell office:value-type="float" office:value="0.00203221200873" calcext:value-type="float">
            <text:p>0.002032212</text:p>
          </table:table-cell>
        </table:table-row>
        <table:table-row table:style-name="ro1">
          <table:table-cell office:value-type="float" office:value="0.949999809265137" calcext:value-type="float">
            <text:p>0.9499998093</text:p>
          </table:table-cell>
          <table:table-cell office:value-type="float" office:value="0.0184350013799999" calcext:value-type="float">
            <text:p>0.0184350014</text:p>
          </table:table-cell>
          <table:table-cell office:value-type="float" office:value="2.41999983787537" calcext:value-type="float">
            <text:p>2.4199998379</text:p>
          </table:table-cell>
          <table:table-cell office:value-type="float" office:value="0" calcext:value-type="float">
            <text:p>0</text:p>
          </table:table-cell>
          <table:table-cell office:value-type="float" office:value="0.00202472970338" calcext:value-type="float">
            <text:p>0.0020247297</text:p>
          </table:table-cell>
          <table:table-cell office:value-type="float" office:value="2.4300000667572" calcext:value-type="float">
            <text:p>2.4300000668</text:p>
          </table:table-cell>
          <table:table-cell office:value-type="float" office:value="0" calcext:value-type="float">
            <text:p>0</text:p>
          </table:table-cell>
          <table:table-cell office:value-type="float" office:value="0.00202472970338" calcext:value-type="float">
            <text:p>0.0020247297</text:p>
          </table:table-cell>
        </table:table-row>
        <table:table-row table:style-name="ro1">
          <table:table-cell office:value-type="float" office:value="0.990000009536743" calcext:value-type="float">
            <text:p>0.9900000095</text:p>
          </table:table-cell>
          <table:table-cell office:value-type="float" office:value="0.0584189891799998" calcext:value-type="float">
            <text:p>0.0584189892</text:p>
          </table:table-cell>
          <table:table-cell office:value-type="float" office:value="2.50999999046326" calcext:value-type="float">
            <text:p>2.5099999905</text:p>
          </table:table-cell>
          <table:table-cell office:value-type="float" office:value="0" calcext:value-type="float">
            <text:p>0</text:p>
          </table:table-cell>
          <table:table-cell office:value-type="float" office:value="0.00194593005569" calcext:value-type="float">
            <text:p>0.0019459301</text:p>
          </table:table-cell>
          <table:table-cell office:value-type="float" office:value="2.51999998092651" calcext:value-type="float">
            <text:p>2.5199999809</text:p>
          </table:table-cell>
          <table:table-cell office:value-type="float" office:value="0" calcext:value-type="float">
            <text:p>0</text:p>
          </table:table-cell>
          <table:table-cell office:value-type="float" office:value="0.00194593005569" calcext:value-type="float">
            <text:p>0.0019459301</text:p>
          </table:table-cell>
        </table:table-row>
        <table:table-row table:style-name="ro1">
          <table:table-cell office:value-type="float" office:value="1.01999998092651" calcext:value-type="float">
            <text:p>1.0199999809</text:p>
          </table:table-cell>
          <table:table-cell office:value-type="float" office:value="0.09499788284" calcext:value-type="float">
            <text:p>0.0949978828</text:p>
          </table:table-cell>
          <table:table-cell office:value-type="float" office:value="2.58999991416931" calcext:value-type="float">
            <text:p>2.5899999142</text:p>
          </table:table-cell>
          <table:table-cell office:value-type="float" office:value="0" calcext:value-type="float">
            <text:p>0</text:p>
          </table:table-cell>
          <table:table-cell office:value-type="float" office:value="0.00183835560823" calcext:value-type="float">
            <text:p>0.0018383556</text:p>
          </table:table-cell>
          <table:table-cell office:value-type="float" office:value="2.59999990463257" calcext:value-type="float">
            <text:p>2.5999999046</text:p>
          </table:table-cell>
          <table:table-cell office:value-type="float" office:value="0" calcext:value-type="float">
            <text:p>0</text:p>
          </table:table-cell>
          <table:table-cell office:value-type="float" office:value="0.00183835560823" calcext:value-type="float">
            <text:p>0.0018383556</text:p>
          </table:table-cell>
        </table:table-row>
        <table:table-row table:style-name="ro1">
          <table:table-cell office:value-type="float" office:value="1.11999988555908" calcext:value-type="float">
            <text:p>1.1199998856</text:p>
          </table:table-cell>
          <table:table-cell office:value-type="float" office:value="0.13183808327" calcext:value-type="float">
            <text:p>0.1318380833</text:p>
          </table:table-cell>
          <table:table-cell office:value-type="float" office:value="2.6800000667572" calcext:value-type="float">
            <text:p>2.6800000668</text:p>
          </table:table-cell>
          <table:table-cell office:value-type="float" office:value="0" calcext:value-type="float">
            <text:p>0</text:p>
          </table:table-cell>
          <table:table-cell office:value-type="float" office:value="0.00177316157762" calcext:value-type="float">
            <text:p>0.0017731616</text:p>
          </table:table-cell>
          <table:table-cell office:value-type="float" office:value="2.69000005722046" calcext:value-type="float">
            <text:p>2.6900000572</text:p>
          </table:table-cell>
          <table:table-cell office:value-type="float" office:value="0" calcext:value-type="float">
            <text:p>0</text:p>
          </table:table-cell>
          <table:table-cell office:value-type="float" office:value="0.00177316157762" calcext:value-type="float">
            <text:p>0.0017731616</text:p>
          </table:table-cell>
        </table:table-row>
        <table:table-row table:style-name="ro1">
          <table:table-cell office:value-type="float" office:value="1.29999995231628" calcext:value-type="float">
            <text:p>1.2999999523</text:p>
          </table:table-cell>
          <table:table-cell office:value-type="float" office:value="0.16874432564" calcext:value-type="float">
            <text:p>0.1687443256</text:p>
          </table:table-cell>
          <table:table-cell office:value-type="float" office:value="2.76999998092651" calcext:value-type="float">
            <text:p>2.7699999809</text:p>
          </table:table-cell>
          <table:table-cell office:value-type="float" office:value="0" calcext:value-type="float">
            <text:p>0</text:p>
          </table:table-cell>
          <table:table-cell office:value-type="float" office:value="0.00174431092025" calcext:value-type="float">
            <text:p>0.0017443109</text:p>
          </table:table-cell>
          <table:table-cell office:value-type="float" office:value="2.77999997138977" calcext:value-type="float">
            <text:p>2.7799999714</text:p>
          </table:table-cell>
          <table:table-cell office:value-type="float" office:value="0" calcext:value-type="float">
            <text:p>0</text:p>
          </table:table-cell>
          <table:table-cell office:value-type="float" office:value="0.00174431092025" calcext:value-type="float">
            <text:p>0.001744310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20571637154" calcext:value-type="float">
            <text:p>0.2057163715</text:p>
          </table:table-cell>
          <table:table-cell office:value-type="float" office:value="2.85999989509583" calcext:value-type="float">
            <text:p>2.8599998951</text:p>
          </table:table-cell>
          <table:table-cell office:value-type="float" office:value="0" calcext:value-type="float">
            <text:p>0</text:p>
          </table:table-cell>
          <table:table-cell office:value-type="float" office:value="0.00165405273333" calcext:value-type="float">
            <text:p>0.0016540527</text:p>
          </table:table-cell>
          <table:table-cell office:value-type="float" office:value="2.87000012397766" calcext:value-type="float">
            <text:p>2.870000124</text:p>
          </table:table-cell>
          <table:table-cell office:value-type="float" office:value="0" calcext:value-type="float">
            <text:p>0</text:p>
          </table:table-cell>
          <table:table-cell office:value-type="float" office:value="0.00165405273333" calcext:value-type="float">
            <text:p>0.0016540527</text:p>
          </table:table-cell>
        </table:table-row>
        <table:table-row table:style-name="ro1">
          <table:table-cell office:value-type="float" office:value="1.67999982833862" calcext:value-type="float">
            <text:p>1.6799998283</text:p>
          </table:table-cell>
          <table:table-cell office:value-type="float" office:value="0.24265336991" calcext:value-type="float">
            <text:p>0.2426533699</text:p>
          </table:table-cell>
          <table:table-cell office:value-type="float" office:value="2.95000004768372" calcext:value-type="float">
            <text:p>2.9500000477</text:p>
          </table:table-cell>
          <table:table-cell office:value-type="float" office:value="0" calcext:value-type="float">
            <text:p>0</text:p>
          </table:table-cell>
          <table:table-cell office:value-type="float" office:value="0.00160108708398" calcext:value-type="float">
            <text:p>0.0016010871</text:p>
          </table:table-cell>
          <table:table-cell office:value-type="float" office:value="2.96000003814697" calcext:value-type="float">
            <text:p>2.9600000381</text:p>
          </table:table-cell>
          <table:table-cell office:value-type="float" office:value="0" calcext:value-type="float">
            <text:p>0</text:p>
          </table:table-cell>
          <table:table-cell office:value-type="float" office:value="0.00160108708398" calcext:value-type="float">
            <text:p>0.0016010871</text:p>
          </table:table-cell>
        </table:table-row>
        <table:table-row table:style-name="ro1">
          <table:table-cell office:value-type="float" office:value="1.86999988555908" calcext:value-type="float">
            <text:p>1.8699998856</text:p>
          </table:table-cell>
          <table:table-cell office:value-type="float" office:value="0.27926373482" calcext:value-type="float">
            <text:p>0.2792637348</text:p>
          </table:table-cell>
          <table:table-cell office:value-type="float" office:value="3.02999997138977" calcext:value-type="float">
            <text:p>3.0299999714</text:p>
          </table:table-cell>
          <table:table-cell office:value-type="float" office:value="0" calcext:value-type="float">
            <text:p>0</text:p>
          </table:table-cell>
          <table:table-cell office:value-type="float" office:value="0.00158049019602" calcext:value-type="float">
            <text:p>0.0015804902</text:p>
          </table:table-cell>
          <table:table-cell office:value-type="float" office:value="3.03999996185303" calcext:value-type="float">
            <text:p>3.0399999619</text:p>
          </table:table-cell>
          <table:table-cell office:value-type="float" office:value="0" calcext:value-type="float">
            <text:p>0</text:p>
          </table:table-cell>
          <table:table-cell office:value-type="float" office:value="0.00158049019602" calcext:value-type="float">
            <text:p>0.0015804902</text:p>
          </table:table-cell>
        </table:table-row>
        <table:table-row table:style-name="ro1">
          <table:table-cell office:value-type="float" office:value="2.04999995231628" calcext:value-type="float">
            <text:p>2.0499999523</text:p>
          </table:table-cell>
          <table:table-cell office:value-type="float" office:value="0.31473088265" calcext:value-type="float">
            <text:p>0.3147308827</text:p>
          </table:table-cell>
          <table:table-cell office:value-type="float" office:value="3.11999988555908" calcext:value-type="float">
            <text:p>3.1199998856</text:p>
          </table:table-cell>
          <table:table-cell office:value-type="float" office:value="0" calcext:value-type="float">
            <text:p>0</text:p>
          </table:table-cell>
          <table:table-cell office:value-type="float" office:value="0.0015320620161" calcext:value-type="float">
            <text:p>0.001532062</text:p>
          </table:table-cell>
          <table:table-cell office:value-type="float" office:value="3.12000012397766" calcext:value-type="float">
            <text:p>3.120000124</text:p>
          </table:table-cell>
          <table:table-cell office:value-type="float" office:value="0" calcext:value-type="float">
            <text:p>0</text:p>
          </table:table-cell>
          <table:table-cell office:value-type="float" office:value="0.0015320620161" calcext:value-type="float">
            <text:p>0.001532062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3516023159" calcext:value-type="float">
            <text:p>0.3516023159</text:p>
          </table:table-cell>
          <table:table-cell office:value-type="float" office:value="3.20000004768372" calcext:value-type="float">
            <text:p>3.2000000477</text:p>
          </table:table-cell>
          <table:table-cell office:value-type="float" office:value="0" calcext:value-type="float">
            <text:p>0</text:p>
          </table:table-cell>
          <table:table-cell office:value-type="float" office:value="0.00145853578833" calcext:value-type="float">
            <text:p>0.0014585358</text:p>
          </table:table-cell>
          <table:table-cell office:value-type="float" office:value="3.21000003814697" calcext:value-type="float">
            <text:p>3.2100000381</text:p>
          </table:table-cell>
          <table:table-cell office:value-type="float" office:value="0" calcext:value-type="float">
            <text:p>0</text:p>
          </table:table-cell>
          <table:table-cell office:value-type="float" office:value="0.00145853578833" calcext:value-type="float">
            <text:p>0.0014585358</text:p>
          </table:table-cell>
        </table:table-row>
        <table:table-row table:style-name="ro1">
          <table:table-cell office:value-type="float" office:value="2.43999981880188" calcext:value-type="float">
            <text:p>2.4399998188</text:p>
          </table:table-cell>
          <table:table-cell office:value-type="float" office:value="0.38863754273" calcext:value-type="float">
            <text:p>0.3886375427</text:p>
          </table:table-cell>
          <table:table-cell office:value-type="float" office:value="3.28999996185303" calcext:value-type="float">
            <text:p>3.2899999619</text:p>
          </table:table-cell>
          <table:table-cell office:value-type="float" office:value="0" calcext:value-type="float">
            <text:p>0</text:p>
          </table:table-cell>
          <table:table-cell office:value-type="float" office:value="0.00139044436824" calcext:value-type="float">
            <text:p>0.0013904444</text:p>
          </table:table-cell>
          <table:table-cell office:value-type="float" office:value="3.29999995231628" calcext:value-type="float">
            <text:p>3.2999999523</text:p>
          </table:table-cell>
          <table:table-cell office:value-type="float" office:value="0" calcext:value-type="float">
            <text:p>0</text:p>
          </table:table-cell>
          <table:table-cell office:value-type="float" office:value="0.00139044436824" calcext:value-type="float">
            <text:p>0.0013904444</text:p>
          </table:table-cell>
        </table:table-row>
        <table:table-row table:style-name="ro1">
          <table:table-cell office:value-type="float" office:value="2.61999988555908" calcext:value-type="float">
            <text:p>2.6199998856</text:p>
          </table:table-cell>
          <table:table-cell office:value-type="float" office:value="0.42531394959" calcext:value-type="float">
            <text:p>0.4253139496</text:p>
          </table:table-cell>
          <table:table-cell office:value-type="float" office:value="3.36999988555908" calcext:value-type="float">
            <text:p>3.3699998856</text:p>
          </table:table-cell>
          <table:table-cell office:value-type="float" office:value="0" calcext:value-type="float">
            <text:p>0</text:p>
          </table:table-cell>
          <table:table-cell office:value-type="float" office:value="0.00135282384239" calcext:value-type="float">
            <text:p>0.0013528238</text:p>
          </table:table-cell>
          <table:table-cell office:value-type="float" office:value="3.38000011444092" calcext:value-type="float">
            <text:p>3.3800001144</text:p>
          </table:table-cell>
          <table:table-cell office:value-type="float" office:value="0" calcext:value-type="float">
            <text:p>0</text:p>
          </table:table-cell>
          <table:table-cell office:value-type="float" office:value="0.00135282384239" calcext:value-type="float">
            <text:p>0.0013528238</text:p>
          </table:table-cell>
        </table:table-row>
        <table:table-row table:style-name="ro1">
          <table:table-cell office:value-type="float" office:value="2.80999994277954" calcext:value-type="float">
            <text:p>2.8099999428</text:p>
          </table:table-cell>
          <table:table-cell office:value-type="float" office:value="0.46035671234" calcext:value-type="float">
            <text:p>0.4603567123</text:p>
          </table:table-cell>
          <table:table-cell office:value-type="float" office:value="3.46000003814697" calcext:value-type="float">
            <text:p>3.4600000381</text:p>
          </table:table-cell>
          <table:table-cell office:value-type="float" office:value="0" calcext:value-type="float">
            <text:p>0</text:p>
          </table:table-cell>
          <table:table-cell office:value-type="float" office:value="0.00136703923229" calcext:value-type="float">
            <text:p>0.0013670392</text:p>
          </table:table-cell>
          <table:table-cell office:value-type="float" office:value="3.47000002861023" calcext:value-type="float">
            <text:p>3.4700000286</text:p>
          </table:table-cell>
          <table:table-cell office:value-type="float" office:value="0" calcext:value-type="float">
            <text:p>0</text:p>
          </table:table-cell>
          <table:table-cell office:value-type="float" office:value="0.00136703923229" calcext:value-type="float">
            <text:p>0.00136703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735975266" calcext:value-type="float">
            <text:p>0.4973597527</text:p>
          </table:table-cell>
          <table:table-cell office:value-type="float" office:value="3.62999987602234" calcext:value-type="float">
            <text:p>3.629999876</text:p>
          </table:table-cell>
          <table:table-cell office:value-type="float" office:value="0" calcext:value-type="float">
            <text:p>0</text:p>
          </table:table-cell>
          <table:table-cell office:value-type="float" office:value="0.00128021322727" calcext:value-type="float">
            <text:p>0.0012802132</text:p>
          </table:table-cell>
          <table:table-cell office:value-type="float" office:value="3.64000010490417" calcext:value-type="float">
            <text:p>3.6400001049</text:p>
          </table:table-cell>
          <table:table-cell office:value-type="float" office:value="0" calcext:value-type="float">
            <text:p>0</text:p>
          </table:table-cell>
          <table:table-cell office:value-type="float" office:value="0.00128021322727" calcext:value-type="float">
            <text:p>0.0012802132</text:p>
          </table:table-cell>
        </table:table-row>
        <table:table-row table:style-name="ro1">
          <table:table-cell office:value-type="float" office:value="3.18999981880188" calcext:value-type="float">
            <text:p>3.1899998188</text:p>
          </table:table-cell>
          <table:table-cell office:value-type="float" office:value="0.53406786919" calcext:value-type="float">
            <text:p>0.5340678692</text:p>
          </table:table-cell>
          <table:table-cell office:value-type="float" office:value="3.71000003814697" calcext:value-type="float">
            <text:p>3.7100000381</text:p>
          </table:table-cell>
          <table:table-cell office:value-type="float" office:value="0" calcext:value-type="float">
            <text:p>0</text:p>
          </table:table-cell>
          <table:table-cell office:value-type="float" office:value="0.00124825263655" calcext:value-type="float">
            <text:p>0.0012482526</text:p>
          </table:table-cell>
          <table:table-cell office:value-type="float" office:value="3.72000002861023" calcext:value-type="float">
            <text:p>3.7200000286</text:p>
          </table:table-cell>
          <table:table-cell office:value-type="float" office:value="0" calcext:value-type="float">
            <text:p>0</text:p>
          </table:table-cell>
          <table:table-cell office:value-type="float" office:value="0.00124825263655" calcext:value-type="float">
            <text:p>0.0012482526</text:p>
          </table:table-cell>
        </table:table-row>
        <table:table-row table:style-name="ro1">
          <table:table-cell office:value-type="float" office:value="3.36999988555908" calcext:value-type="float">
            <text:p>3.3699998856</text:p>
          </table:table-cell>
          <table:table-cell office:value-type="float" office:value="0.56937098503" calcext:value-type="float">
            <text:p>0.569370985</text:p>
          </table:table-cell>
          <table:table-cell office:value-type="float" office:value="3.79999995231628" calcext:value-type="float">
            <text:p>3.7999999523</text:p>
          </table:table-cell>
          <table:table-cell office:value-type="float" office:value="0" calcext:value-type="float">
            <text:p>0</text:p>
          </table:table-cell>
          <table:table-cell office:value-type="float" office:value="0.00124100617333" calcext:value-type="float">
            <text:p>0.0012410062</text:p>
          </table:table-cell>
          <table:table-cell office:value-type="float" office:value="3.80999994277954" calcext:value-type="float">
            <text:p>3.8099999428</text:p>
          </table:table-cell>
          <table:table-cell office:value-type="float" office:value="0" calcext:value-type="float">
            <text:p>0</text:p>
          </table:table-cell>
          <table:table-cell office:value-type="float" office:value="0.00124100617333" calcext:value-type="float">
            <text:p>0.0012410062</text:p>
          </table:table-cell>
        </table:table-row>
        <table:table-row table:style-name="ro1">
          <table:table-cell office:value-type="float" office:value="3.5699999332428" calcext:value-type="float">
            <text:p>3.5699999332</text:p>
          </table:table-cell>
          <table:table-cell office:value-type="float" office:value="0.60836744309" calcext:value-type="float">
            <text:p>0.6083674431</text:p>
          </table:table-cell>
          <table:table-cell office:value-type="float" office:value="3.87999987602234" calcext:value-type="float">
            <text:p>3.879999876</text:p>
          </table:table-cell>
          <table:table-cell office:value-type="float" office:value="0" calcext:value-type="float">
            <text:p>0</text:p>
          </table:table-cell>
          <table:table-cell office:value-type="float" office:value="0.00123398300751" calcext:value-type="float">
            <text:p>0.001233983</text:p>
          </table:table-cell>
          <table:table-cell office:value-type="float" office:value="3.89000010490417" calcext:value-type="float">
            <text:p>3.8900001049</text:p>
          </table:table-cell>
          <table:table-cell office:value-type="float" office:value="0" calcext:value-type="float">
            <text:p>0</text:p>
          </table:table-cell>
          <table:table-cell office:value-type="float" office:value="0.00123398300751" calcext:value-type="float">
            <text:p>0.001233983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3.97000002861023" calcext:value-type="float">
            <text:p>3.9700000286</text:p>
          </table:table-cell>
          <table:table-cell office:value-type="float" office:value="0" calcext:value-type="float">
            <text:p>0</text:p>
          </table:table-cell>
          <table:table-cell office:value-type="float" office:value="0.00118132751926" calcext:value-type="float">
            <text:p>0.0011813275</text:p>
          </table:table-cell>
          <table:table-cell office:value-type="float" office:value="3.98000001907349" calcext:value-type="float">
            <text:p>3.9800000191</text:p>
          </table:table-cell>
          <table:table-cell office:value-type="float" office:value="0" calcext:value-type="float">
            <text:p>0</text:p>
          </table:table-cell>
          <table:table-cell office:value-type="float" office:value="0.00118132751926" calcext:value-type="float">
            <text:p>0.0011813275</text:p>
          </table:table-cell>
        </table:table-row>
        <table:table-row table:style-name="ro1">
          <table:table-cell office:value-type="float" office:value="3.92999982833862" calcext:value-type="float">
            <text:p>3.9299998283</text:p>
          </table:table-cell>
          <table:table-cell office:value-type="float" office:value="0.67815637589" calcext:value-type="float">
            <text:p>0.6781563759</text:p>
          </table:table-cell>
          <table:table-cell office:value-type="float" office:value="4.05999994277954" calcext:value-type="float">
            <text:p>4.0599999428</text:p>
          </table:table-cell>
          <table:table-cell office:value-type="float" office:value="0" calcext:value-type="float">
            <text:p>0</text:p>
          </table:table-cell>
          <table:table-cell office:value-type="float" office:value="0.00117606477015" calcext:value-type="float">
            <text:p>0.0011760648</text:p>
          </table:table-cell>
          <table:table-cell office:value-type="float" office:value="4.0699999332428" calcext:value-type="float">
            <text:p>4.0699999332</text:p>
          </table:table-cell>
          <table:table-cell office:value-type="float" office:value="0" calcext:value-type="float">
            <text:p>0</text:p>
          </table:table-cell>
          <table:table-cell office:value-type="float" office:value="0.00117606477015" calcext:value-type="float">
            <text:p>0.0011760648</text:p>
          </table:table-cell>
        </table:table-row>
        <table:table-row table:style-name="ro1">
          <table:table-cell office:value-type="float" office:value="4.11999988555908" calcext:value-type="float">
            <text:p>4.1199998856</text:p>
          </table:table-cell>
          <table:table-cell office:value-type="float" office:value="0.71522569657" calcext:value-type="float">
            <text:p>0.7152256966</text:p>
          </table:table-cell>
          <table:table-cell office:value-type="float" office:value="4.14999985694885" calcext:value-type="float">
            <text:p>4.1499998569</text:p>
          </table:table-cell>
          <table:table-cell office:value-type="float" office:value="0" calcext:value-type="float">
            <text:p>0</text:p>
          </table:table-cell>
          <table:table-cell office:value-type="float" office:value="0.00110515076045" calcext:value-type="float">
            <text:p>0.0011051508</text:p>
          </table:table-cell>
          <table:table-cell office:value-type="float" office:value="4.16000008583069" calcext:value-type="float">
            <text:p>4.1600000858</text:p>
          </table:table-cell>
          <table:table-cell office:value-type="float" office:value="0" calcext:value-type="float">
            <text:p>0</text:p>
          </table:table-cell>
          <table:table-cell office:value-type="float" office:value="0.00110515076045" calcext:value-type="float">
            <text:p>0.0011051508</text:p>
          </table:table-cell>
        </table:table-row>
        <table:table-row table:style-name="ro1">
          <table:table-cell office:value-type="float" office:value="4.30999994277954" calcext:value-type="float">
            <text:p>4.3099999428</text:p>
          </table:table-cell>
          <table:table-cell office:value-type="float" office:value="0.75206518173" calcext:value-type="float">
            <text:p>0.7520651817</text:p>
          </table:table-cell>
          <table:table-cell office:value-type="float" office:value="4.23000001907349" calcext:value-type="float">
            <text:p>4.2300000191</text:p>
          </table:table-cell>
          <table:table-cell office:value-type="float" office:value="0" calcext:value-type="float">
            <text:p>0</text:p>
          </table:table-cell>
          <table:table-cell office:value-type="float" office:value="0.00110193093814" calcext:value-type="float">
            <text:p>0.0011019309</text:p>
          </table:table-cell>
          <table:table-cell office:value-type="float" office:value="4.24000000953674" calcext:value-type="float">
            <text:p>4.2400000095</text:p>
          </table:table-cell>
          <table:table-cell office:value-type="float" office:value="0" calcext:value-type="float">
            <text:p>0</text:p>
          </table:table-cell>
          <table:table-cell office:value-type="float" office:value="0.00110193093814" calcext:value-type="float">
            <text:p>0.001101930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78887104988" calcext:value-type="float">
            <text:p>0.7888710499</text:p>
          </table:table-cell>
          <table:table-cell office:value-type="float" office:value="4.3199999332428" calcext:value-type="float">
            <text:p>4.3199999332</text:p>
          </table:table-cell>
          <table:table-cell office:value-type="float" office:value="0" calcext:value-type="float">
            <text:p>0</text:p>
          </table:table-cell>
          <table:table-cell office:value-type="float" office:value="0.00107816957002" calcext:value-type="float">
            <text:p>0.0010781696</text:p>
          </table:table-cell>
          <table:table-cell office:value-type="float" office:value="4.3199999332428" calcext:value-type="float">
            <text:p>4.3199999332</text:p>
          </table:table-cell>
          <table:table-cell office:value-type="float" office:value="0" calcext:value-type="float">
            <text:p>0</text:p>
          </table:table-cell>
          <table:table-cell office:value-type="float" office:value="0.00107816957002" calcext:value-type="float">
            <text:p>0.0010781696</text:p>
          </table:table-cell>
        </table:table-row>
        <table:table-row table:style-name="ro1">
          <table:table-cell office:value-type="float" office:value="4.68999981880188" calcext:value-type="float">
            <text:p>4.6899998188</text:p>
          </table:table-cell>
          <table:table-cell office:value-type="float" office:value="0.82603788376" calcext:value-type="float">
            <text:p>0.8260378838</text:p>
          </table:table-cell>
          <table:table-cell office:value-type="float" office:value="4.48000001907349" calcext:value-type="float">
            <text:p>4.4800000191</text:p>
          </table:table-cell>
          <table:table-cell office:value-type="float" office:value="0" calcext:value-type="float">
            <text:p>0</text:p>
          </table:table-cell>
          <table:table-cell office:value-type="float" office:value="0.00103518695412" calcext:value-type="float">
            <text:p>0.001035187</text:p>
          </table:table-cell>
          <table:table-cell office:value-type="float" office:value="4.49000000953674" calcext:value-type="float">
            <text:p>4.4900000095</text:p>
          </table:table-cell>
          <table:table-cell office:value-type="float" office:value="0" calcext:value-type="float">
            <text:p>0</text:p>
          </table:table-cell>
          <table:table-cell office:value-type="float" office:value="0.00103518695412" calcext:value-type="float">
            <text:p>0.001035187</text:p>
          </table:table-cell>
        </table:table-row>
        <table:table-row table:style-name="ro1">
          <table:table-cell office:value-type="float" office:value="4.86999988555908" calcext:value-type="float">
            <text:p>4.8699998856</text:p>
          </table:table-cell>
          <table:table-cell office:value-type="float" office:value="0.86127519608" calcext:value-type="float">
            <text:p>0.8612751961</text:p>
          </table:table-cell>
          <table:table-cell office:value-type="float" office:value="4.5699999332428" calcext:value-type="float">
            <text:p>4.5699999332</text:p>
          </table:table-cell>
          <table:table-cell office:value-type="float" office:value="0" calcext:value-type="float">
            <text:p>0</text:p>
          </table:table-cell>
          <table:table-cell office:value-type="float" office:value="0.00101418944056" calcext:value-type="float">
            <text:p>0.0010141894</text:p>
          </table:table-cell>
          <table:table-cell office:value-type="float" office:value="4.51999998092651" calcext:value-type="float">
            <text:p>4.5199999809</text:p>
          </table:table-cell>
          <table:table-cell office:value-type="float" office:value="0" calcext:value-type="float">
            <text:p>0</text:p>
          </table:table-cell>
          <table:table-cell office:value-type="float" office:value="0.0510351869541" calcext:value-type="float">
            <text:p>0.051035187</text:p>
          </table:table-cell>
        </table:table-row>
        <table:table-row table:style-name="ro1">
          <table:table-cell office:value-type="float" office:value="5.0699999332428" calcext:value-type="float">
            <text:p>5.0699999332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4.65999984741211" calcext:value-type="float">
            <text:p>4.6599998474</text:p>
          </table:table-cell>
          <table:table-cell office:value-type="float" office:value="0" calcext:value-type="float">
            <text:p>0</text:p>
          </table:table-cell>
          <table:table-cell office:value-type="float" office:value="0.00103217318718" calcext:value-type="float">
            <text:p>0.0010321732</text:p>
          </table:table-cell>
          <table:table-cell office:value-type="float" office:value="4.54999995231628" calcext:value-type="float">
            <text:p>4.5499999523</text:p>
          </table:table-cell>
          <table:table-cell office:value-type="float" office:value="0" calcext:value-type="float">
            <text:p>0</text:p>
          </table:table-cell>
          <table:table-cell office:value-type="float" office:value="0.101035186954" calcext:value-type="float">
            <text:p>0.101035187</text:p>
          </table:table-cell>
        </table:table-row>
        <table:table-row table:style-name="ro1">
          <table:table-cell office:value-type="float" office:value="5.26999998092651" calcext:value-type="float">
            <text:p>5.2699999809</text:p>
          </table:table-cell>
          <table:table-cell office:value-type="float" office:value="0.93884396553" calcext:value-type="float">
            <text:p>0.9388439655</text:p>
          </table:table-cell>
          <table:table-cell office:value-type="float" office:value="4.74000000953674" calcext:value-type="float">
            <text:p>4.7400000095</text:p>
          </table:table-cell>
          <table:table-cell office:value-type="float" office:value="0" calcext:value-type="float">
            <text:p>0</text:p>
          </table:table-cell>
          <table:table-cell office:value-type="float" office:value="0.000972451768982" calcext:value-type="float">
            <text:p>0.0009724518</text:p>
          </table:table-cell>
          <table:table-cell office:value-type="float" office:value="4.57999992370606" calcext:value-type="float">
            <text:p>4.5799999237</text:p>
          </table:table-cell>
          <table:table-cell office:value-type="float" office:value="0" calcext:value-type="float">
            <text:p>0</text:p>
          </table:table-cell>
          <table:table-cell office:value-type="float" office:value="0.0334475657599" calcext:value-type="float">
            <text:p>0.0334475658</text:p>
          </table:table-cell>
        </table:table-row>
        <table:table-row table:style-name="ro1">
          <table:table-cell office:value-type="float" office:value="5.46000003814697" calcext:value-type="float">
            <text:p>5.4600000381</text:p>
          </table:table-cell>
          <table:table-cell office:value-type="float" office:value="0.97581553459" calcext:value-type="float">
            <text:p>0.9758155346</text:p>
          </table:table-cell>
          <table:table-cell office:value-type="float" office:value="4.82999992370606" calcext:value-type="float">
            <text:p>4.8299999237</text:p>
          </table:table-cell>
          <table:table-cell office:value-type="float" office:value="0" calcext:value-type="float">
            <text:p>0</text:p>
          </table:table-cell>
          <table:table-cell office:value-type="float" office:value="0.000953899346837" calcext:value-type="float">
            <text:p>0.0009538993</text:p>
          </table:table-cell>
          <table:table-cell office:value-type="float" office:value="4.6100001335144" calcext:value-type="float">
            <text:p>4.6100001335</text:p>
          </table:table-cell>
          <table:table-cell office:value-type="float" office:value="0" calcext:value-type="float">
            <text:p>0</text:p>
          </table:table-cell>
          <table:table-cell office:value-type="float" office:value="0.0834475657599" calcext:value-type="float">
            <text:p>0.0834475658</text:p>
          </table:table-cell>
        </table:table-row>
        <table:table-row table:style-name="ro1">
          <table:table-cell office:value-type="float" office:value="5.64999985694885" calcext:value-type="float">
            <text:p>5.6499998569</text:p>
          </table:table-cell>
          <table:table-cell office:value-type="float" office:value="1.01285028458" calcext:value-type="float">
            <text:p>1.0128502846</text:p>
          </table:table-cell>
          <table:table-cell office:value-type="float" office:value="4.91999983787537" calcext:value-type="float">
            <text:p>4.9199998379</text:p>
          </table:table-cell>
          <table:table-cell office:value-type="float" office:value="0" calcext:value-type="float">
            <text:p>0</text:p>
          </table:table-cell>
          <table:table-cell office:value-type="float" office:value="0.000954053267103" calcext:value-type="float">
            <text:p>0.0009540533</text:p>
          </table:table-cell>
          <table:table-cell office:value-type="float" office:value="4.66000008583069" calcext:value-type="float">
            <text:p>4.6600000858</text:p>
          </table:table-cell>
          <table:table-cell office:value-type="float" office:value="0" calcext:value-type="float">
            <text:p>0</text:p>
          </table:table-cell>
          <table:table-cell office:value-type="float" office:value="0.13344756576" calcext:value-type="float">
            <text:p>0.1334475658</text:p>
          </table:table-cell>
        </table:table-row>
        <table:table-row table:style-name="ro1">
          <table:table-cell office:value-type="float" office:value="5.83999991416931" calcext:value-type="float">
            <text:p>5.8399999142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972209198173" calcext:value-type="float">
            <text:p>0.0009722092</text:p>
          </table:table-cell>
          <table:table-cell office:value-type="float" office:value="4.67000007629395" calcext:value-type="float">
            <text:p>4.6700000763</text:p>
          </table:table-cell>
          <table:table-cell office:value-type="float" office:value="0" calcext:value-type="float">
            <text:p>0</text:p>
          </table:table-cell>
          <table:table-cell office:value-type="float" office:value="0.0356988333737" calcext:value-type="float">
            <text:p>0.0356988334</text:p>
          </table:table-cell>
        </table:table-row>
        <table:table-row table:style-name="ro1">
          <table:table-cell office:value-type="float" office:value="6.02999997138977" calcext:value-type="float">
            <text:p>6.0299999714</text:p>
          </table:table-cell>
          <table:table-cell office:value-type="float" office:value="1.05936503411" calcext:value-type="float">
            <text:p>1.0593650341</text:p>
          </table:table-cell>
          <table:table-cell office:value-type="float" office:value="5.02999997138977" calcext:value-type="float">
            <text:p>5.0299999714</text:p>
          </table:table-cell>
          <table:table-cell office:value-type="float" office:value="0.0400283814" calcext:value-type="float">
            <text:p>0.0400283814</text:p>
          </table:table-cell>
          <table:table-cell office:value-type="float" office:value="0.0509722091982" calcext:value-type="float">
            <text:p>0.0509722092</text:p>
          </table:table-cell>
          <table:table-cell office:value-type="float" office:value="4.71000003814697" calcext:value-type="float">
            <text:p>4.7100000381</text:p>
          </table:table-cell>
          <table:table-cell office:value-type="float" office:value="0" calcext:value-type="float">
            <text:p>0</text:p>
          </table:table-cell>
          <table:table-cell office:value-type="float" office:value="0.0856988333737" calcext:value-type="float">
            <text:p>0.0856988334</text:p>
          </table:table-cell>
        </table:table-row>
        <table:table-row table:style-name="ro1">
          <table:table-cell office:value-type="float" office:value="6.22000002861023" calcext:value-type="float">
            <text:p>6.2200000286</text:p>
          </table:table-cell>
          <table:table-cell office:value-type="float" office:value="1.05936503411" calcext:value-type="float">
            <text:p>1.0593650341</text:p>
          </table:table-cell>
          <table:table-cell office:value-type="float" office:value="5.07999992370606" calcext:value-type="float">
            <text:p>5.0799999237</text:p>
          </table:table-cell>
          <table:table-cell office:value-type="float" office:value="0.0400283814" calcext:value-type="float">
            <text:p>0.0400283814</text:p>
          </table:table-cell>
          <table:table-cell office:value-type="float" office:value="0.0235380912149" calcext:value-type="float">
            <text:p>0.0235380912</text:p>
          </table:table-cell>
          <table:table-cell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office:value-type="float" office:value="0.0318973526609" calcext:value-type="float">
            <text:p>0.0318973527</text:p>
          </table:table-cell>
        </table:table-row>
        <table:table-row table:style-name="ro1">
          <table:table-cell office:value-type="float" office:value="6.39999985694885" calcext:value-type="float">
            <text:p>6.3999998569</text:p>
          </table:table-cell>
          <table:table-cell office:value-type="float" office:value="1.05936503411" calcext:value-type="float">
            <text:p>1.0593650341</text:p>
          </table:table-cell>
          <table:table-cell office:value-type="float" office:value="5.16999983787537" calcext:value-type="float">
            <text:p>5.1699998379</text:p>
          </table:table-cell>
          <table:table-cell office:value-type="float" office:value="0.0400283814" calcext:value-type="float">
            <text:p>0.0400283814</text:p>
          </table:table-cell>
          <table:table-cell office:value-type="float" office:value="0.0131431961856" calcext:value-type="float">
            <text:p>0.0131431962</text:p>
          </table:table-cell>
          <table:table-cell office:value-type="float" office:value="4.75999999046326" calcext:value-type="float">
            <text:p>4.7599999905</text:p>
          </table:table-cell>
          <table:table-cell office:value-type="float" office:value="0" calcext:value-type="float">
            <text:p>0</text:p>
          </table:table-cell>
          <table:table-cell office:value-type="float" office:value="0.0818973526609" calcext:value-type="float">
            <text:p>0.0818973527</text:p>
          </table:table-cell>
        </table:table-row>
        <table:table-row table:style-name="ro1">
          <table:table-cell office:value-type="float" office:value="6.58999991416931" calcext:value-type="float">
            <text:p>6.5899999142</text:p>
          </table:table-cell>
          <table:table-cell office:value-type="float" office:value="1.05936503411" calcext:value-type="float">
            <text:p>1.0593650341</text:p>
          </table:table-cell>
          <table:table-cell office:value-type="float" office:value="5.23000001907349" calcext:value-type="float">
            <text:p>5.2300000191</text:p>
          </table:table-cell>
          <table:table-cell office:value-type="float" office:value="0.0800149918" calcext:value-type="float">
            <text:p>0.0800149918</text:p>
          </table:table-cell>
          <table:table-cell office:value-type="float" office:value="0.0631431961856" calcext:value-type="float">
            <text:p>0.0631431962</text:p>
          </table:table-cell>
          <table:table-cell office:value-type="float" office:value="4.78999996185303" calcext:value-type="float">
            <text:p>4.7899999619</text:p>
          </table:table-cell>
          <table:table-cell office:value-type="float" office:value="0" calcext:value-type="float">
            <text:p>0</text:p>
          </table:table-cell>
          <table:table-cell office:value-type="float" office:value="0.131897352661" calcext:value-type="float">
            <text:p>0.1318973527</text:p>
          </table:table-cell>
        </table:table-row>
        <table:table-row table:style-name="ro1">
          <table:table-cell table:number-columns-repeated="2"/>
          <table:table-cell office:value-type="float" office:value="5.33999991416931" calcext:value-type="float">
            <text:p>5.3399999142</text:p>
          </table:table-cell>
          <table:table-cell office:value-type="float" office:value="0.0800149918" calcext:value-type="float">
            <text:p>0.0800149918</text:p>
          </table:table-cell>
          <table:table-cell office:value-type="float" office:value="0.0274173341895" calcext:value-type="float">
            <text:p>0.0274173342</text:p>
          </table:table-cell>
          <table:table-cell office:value-type="float" office:value="4.82999992370606" calcext:value-type="float">
            <text:p>4.8299999237</text:p>
          </table:table-cell>
          <table:table-cell office:value-type="float" office:value="0" calcext:value-type="float">
            <text:p>0</text:p>
          </table:table-cell>
          <table:table-cell office:value-type="float" office:value="0.181897352661" calcext:value-type="float">
            <text:p>0.1818973527</text:p>
          </table:table-cell>
        </table:table-row>
        <table:table-row table:style-name="ro1">
          <table:table-cell table:number-columns-repeated="2"/>
          <table:table-cell office:value-type="float" office:value="5.4300000667572" calcext:value-type="float">
            <text:p>5.4300000668</text:p>
          </table:table-cell>
          <table:table-cell office:value-type="float" office:value="0.0800149918" calcext:value-type="float">
            <text:p>0.0800149918</text:p>
          </table:table-cell>
          <table:table-cell office:value-type="float" office:value="0.0151598266343" calcext:value-type="float">
            <text:p>0.0151598266</text:p>
          </table:table-cell>
          <table:table-cell office:value-type="float" office:value="4.83999991416931" calcext:value-type="float">
            <text:p>4.8399999142</text:p>
          </table:table-cell>
          <table:table-cell office:value-type="float" office:value="0" calcext:value-type="float">
            <text:p>0</text:p>
          </table:table-cell>
          <table:table-cell office:value-type="float" office:value="0.0392193680897" calcext:value-type="float">
            <text:p>0.0392193681</text:p>
          </table:table-cell>
        </table:table-row>
        <table:table-row table:style-name="ro1">
          <table:table-cell table:number-columns-repeated="2"/>
          <table:table-cell office:value-type="float" office:value="5.44000005722046" calcext:value-type="float">
            <text:p>5.4400000572</text:p>
          </table:table-cell>
          <table:table-cell office:value-type="float" office:value="0.120030594" calcext:value-type="float">
            <text:p>0.120030594</text:p>
          </table:table-cell>
          <table:table-cell office:value-type="float" office:value="0.0651598266343" calcext:value-type="float">
            <text:p>0.0651598266</text:p>
          </table:table-cell>
          <table:table-cell office:value-type="float" office:value="4.8600001335144" calcext:value-type="float">
            <text:p>4.8600001335</text:p>
          </table:table-cell>
          <table:table-cell office:value-type="float" office:value="0" calcext:value-type="float">
            <text:p>0</text:p>
          </table:table-cell>
          <table:table-cell office:value-type="float" office:value="0.0892193680897" calcext:value-type="float">
            <text:p>0.0892193681</text:p>
          </table:table-cell>
        </table:table-row>
        <table:table-row table:style-name="ro1">
          <table:table-cell table:number-columns-repeated="2"/>
          <table:table-cell office:value-type="float" office:value="5.50999999046326" calcext:value-type="float">
            <text:p>5.5099999905</text:p>
          </table:table-cell>
          <table:table-cell office:value-type="float" office:value="0.120030594" calcext:value-type="float">
            <text:p>0.120030594</text:p>
          </table:table-cell>
          <table:table-cell office:value-type="float" office:value="0.0235506365" calcext:value-type="float">
            <text:p>0.0235506365</text:p>
          </table:table-cell>
          <table:table-cell office:value-type="float" office:value="4.89000010490418" calcext:value-type="float">
            <text:p>4.8900001049</text:p>
          </table:table-cell>
          <table:table-cell office:value-type="float" office:value="0" calcext:value-type="float">
            <text:p>0</text:p>
          </table:table-cell>
          <table:table-cell office:value-type="float" office:value="0.13921936809" calcext:value-type="float">
            <text:p>0.1392193681</text:p>
          </table:table-cell>
        </table:table-row>
        <table:table-row table:style-name="ro1">
          <table:table-cell table:number-columns-repeated="2"/>
          <table:table-cell office:value-type="float" office:value="5.58999991416931" calcext:value-type="float">
            <text:p>5.5899999142</text:p>
          </table:table-cell>
          <table:table-cell office:value-type="float" office:value="0.120030594" calcext:value-type="float">
            <text:p>0.120030594</text:p>
          </table:table-cell>
          <table:table-cell office:value-type="float" office:value="0.0128019388974" calcext:value-type="float">
            <text:p>0.0128019389</text:p>
          </table:table-cell>
          <table:table-cell office:value-type="float" office:value="4.9300000667572" calcext:value-type="float">
            <text:p>4.9300000668</text:p>
          </table:table-cell>
          <table:table-cell office:value-type="float" office:value="0" calcext:value-type="float">
            <text:p>0</text:p>
          </table:table-cell>
          <table:table-cell office:value-type="float" office:value="0.18921936809" calcext:value-type="float">
            <text:p>0.1892193681</text:p>
          </table:table-cell>
        </table:table-row>
        <table:table-row table:style-name="ro1">
          <table:table-cell table:number-columns-repeated="2"/>
          <table:table-cell office:value-type="float" office:value="5.62999987602234" calcext:value-type="float">
            <text:p>5.629999876</text:p>
          </table:table-cell>
          <table:table-cell office:value-type="float" office:value="0.1600595952" calcext:value-type="float">
            <text:p>0.1600595952</text:p>
          </table:table-cell>
          <table:table-cell office:value-type="float" office:value="0.0628019388974" calcext:value-type="float">
            <text:p>0.0628019389</text:p>
          </table:table-cell>
          <table:table-cell office:value-type="float" office:value="4.9300000667572" calcext:value-type="float">
            <text:p>4.9300000668</text:p>
          </table:table-cell>
          <table:table-cell office:value-type="float" office:value="0" calcext:value-type="float">
            <text:p>0</text:p>
          </table:table-cell>
          <table:table-cell office:value-type="float" office:value="0.039086426009" calcext:value-type="float">
            <text:p>0.039086426</text:p>
          </table:table-cell>
        </table:table-row>
        <table:table-row table:style-name="ro1">
          <table:table-cell table:number-columns-repeated="2"/>
          <table:table-cell office:value-type="float" office:value="5.66999983787537" calcext:value-type="float">
            <text:p>5.6699998379</text:p>
          </table:table-cell>
          <table:table-cell office:value-type="float" office:value="0.1600595952" calcext:value-type="float">
            <text:p>0.1600595952</text:p>
          </table:table-cell>
          <table:table-cell office:value-type="float" office:value="0.0245343874031" calcext:value-type="float">
            <text:p>0.0245343874</text:p>
          </table:table-cell>
          <table:table-cell office:value-type="float" office:value="4.95000004768372" calcext:value-type="float">
            <text:p>4.9500000477</text:p>
          </table:table-cell>
          <table:table-cell office:value-type="float" office:value="0" calcext:value-type="float">
            <text:p>0</text:p>
          </table:table-cell>
          <table:table-cell office:value-type="float" office:value="0.089086426009" calcext:value-type="float">
            <text:p>0.089086426</text:p>
          </table:table-cell>
        </table:table-row>
        <table:table-row table:style-name="ro1">
          <table:table-cell table:number-columns-repeated="2"/>
          <table:table-cell office:value-type="float" office:value="5.75999999046326" calcext:value-type="float">
            <text:p>5.7599999905</text:p>
          </table:table-cell>
          <table:table-cell office:value-type="float" office:value="0.1600595952" calcext:value-type="float">
            <text:p>0.1600595952</text:p>
          </table:table-cell>
          <table:table-cell office:value-type="float" office:value="0.0139630656273" calcext:value-type="float">
            <text:p>0.0139630656</text:p>
          </table:table-cell>
          <table:table-cell office:value-type="float" office:value="4.98000001907349" calcext:value-type="float">
            <text:p>4.9800000191</text:p>
          </table:table-cell>
          <table:table-cell office:value-type="float" office:value="0" calcext:value-type="float">
            <text:p>0</text:p>
          </table:table-cell>
          <table:table-cell office:value-type="float" office:value="0.139086426009" calcext:value-type="float">
            <text:p>0.139086426</text:p>
          </table:table-cell>
        </table:table-row>
        <table:table-row table:style-name="ro1">
          <table:table-cell table:number-columns-repeated="2"/>
          <table:table-cell office:value-type="float" office:value="5.83999991416931" calcext:value-type="float">
            <text:p>5.8399999142</text:p>
          </table:table-cell>
          <table:table-cell office:value-type="float" office:value="0.200592804" calcext:value-type="float">
            <text:p>0.200592804</text:p>
          </table:table-cell>
          <table:table-cell office:value-type="float" office:value="0.0639630656273" calcext:value-type="float">
            <text:p>0.0639630656</text:p>
          </table:table-cell>
          <table:table-cell office:value-type="float" office:value="5.00999999046326" calcext:value-type="float">
            <text:p>5.0099999905</text:p>
          </table:table-cell>
          <table:table-cell office:value-type="float" office:value="0" calcext:value-type="float">
            <text:p>0</text:p>
          </table:table-cell>
          <table:table-cell office:value-type="float" office:value="0.0360739379329" calcext:value-type="float">
            <text:p>0.0360739379</text:p>
          </table:table-cell>
        </table:table-row>
        <table:table-row table:style-name="ro1">
          <table:table-cell table:number-columns-repeated="2"/>
          <table:table-cell office:value-type="float" office:value="5.84999990463257" calcext:value-type="float">
            <text:p>5.8499999046</text:p>
          </table:table-cell>
          <table:table-cell office:value-type="float" office:value="0.200592804" calcext:value-type="float">
            <text:p>0.200592804</text:p>
          </table:table-cell>
          <table:table-cell office:value-type="float" office:value="0.0253005837753" calcext:value-type="float">
            <text:p>0.0253005838</text:p>
          </table:table-cell>
          <table:table-cell office:value-type="float" office:value="5.02999997138977" calcext:value-type="float">
            <text:p>5.0299999714</text:p>
          </table:table-cell>
          <table:table-cell office:value-type="float" office:value="0" calcext:value-type="float">
            <text:p>0</text:p>
          </table:table-cell>
          <table:table-cell office:value-type="float" office:value="0.0860739379329" calcext:value-type="float">
            <text:p>0.0860739379</text:p>
          </table:table-cell>
        </table:table-row>
        <table:table-row table:style-name="ro1">
          <table:table-cell table:number-columns-repeated="2"/>
          <table:table-cell office:value-type="float" office:value="5.9300000667572" calcext:value-type="float">
            <text:p>5.9300000668</text:p>
          </table:table-cell>
          <table:table-cell office:value-type="float" office:value="0.200592804" calcext:value-type="float">
            <text:p>0.200592804</text:p>
          </table:table-cell>
          <table:table-cell office:value-type="float" office:value="0.0148092551108" calcext:value-type="float">
            <text:p>0.0148092551</text:p>
          </table:table-cell>
          <table:table-cell office:value-type="float" office:value="5.08999991416931" calcext:value-type="float">
            <text:p>5.0899999142</text:p>
          </table:table-cell>
          <table:table-cell office:value-type="float" office:value="0" calcext:value-type="float">
            <text:p>0</text:p>
          </table:table-cell>
          <table:table-cell office:value-type="float" office:value="0.136073937933" calcext:value-type="float">
            <text:p>0.1360739379</text:p>
          </table:table-cell>
        </table:table-row>
        <table:table-row table:style-name="ro1">
          <table:table-cell table:number-columns-repeated="2"/>
          <table:table-cell office:value-type="float" office:value="6.03999996185303" calcext:value-type="float">
            <text:p>6.0399999619</text:p>
          </table:table-cell>
          <table:table-cell office:value-type="float" office:value="0.240905571" calcext:value-type="float">
            <text:p>0.240905571</text:p>
          </table:table-cell>
          <table:table-cell office:value-type="float" office:value="0.0648092551108" calcext:value-type="float">
            <text:p>0.0648092551</text:p>
          </table:table-cell>
          <table:table-cell office:value-type="float" office:value="5.08999991416931" calcext:value-type="float">
            <text:p>5.0899999142</text:p>
          </table:table-cell>
          <table:table-cell office:value-type="float" office:value="0" calcext:value-type="float">
            <text:p>0</text:p>
          </table:table-cell>
          <table:table-cell office:value-type="float" office:value="0.0409920381124" calcext:value-type="float">
            <text:p>0.0409920381</text:p>
          </table:table-cell>
        </table:table-row>
        <table:table-row table:style-name="ro1">
          <table:table-cell table:number-columns-repeated="2"/>
          <table:table-cell office:value-type="float" office:value="6.10999989509583" calcext:value-type="float">
            <text:p>6.1099998951</text:p>
          </table:table-cell>
          <table:table-cell office:value-type="float" office:value="0.240905571" calcext:value-type="float">
            <text:p>0.240905571</text:p>
          </table:table-cell>
          <table:table-cell office:value-type="float" office:value="0.0277595753613" calcext:value-type="float">
            <text:p>0.0277595754</text:p>
          </table:table-cell>
          <table:table-cell office:value-type="float" office:value="5.15000009536743" calcext:value-type="float">
            <text:p>5.1500000954</text:p>
          </table:table-cell>
          <table:table-cell office:value-type="float" office:value="0" calcext:value-type="float">
            <text:p>0</text:p>
          </table:table-cell>
          <table:table-cell office:value-type="float" office:value="0.0909920381124" calcext:value-type="float">
            <text:p>0.0909920381</text:p>
          </table:table-cell>
        </table:table-row>
        <table:table-row table:style-name="ro1">
          <table:table-cell table:number-columns-repeated="2"/>
          <table:table-cell office:value-type="float" office:value="6.19000005722046" calcext:value-type="float">
            <text:p>6.1900000572</text:p>
          </table:table-cell>
          <table:table-cell office:value-type="float" office:value="0.240905571" calcext:value-type="float">
            <text:p>0.240905571</text:p>
          </table:table-cell>
          <table:table-cell office:value-type="float" office:value="0.0159492795726" calcext:value-type="float">
            <text:p>0.0159492796</text:p>
          </table:table-cell>
          <table:table-cell office:value-type="float" office:value="5.17000007629395" calcext:value-type="float">
            <text:p>5.1700000763</text:p>
          </table:table-cell>
          <table:table-cell office:value-type="float" office:value="0" calcext:value-type="float">
            <text:p>0</text:p>
          </table:table-cell>
          <table:table-cell office:value-type="float" office:value="0.140992038112" calcext:value-type="float">
            <text:p>0.1409920381</text:p>
          </table:table-cell>
        </table:table-row>
        <table:table-row table:style-name="ro1">
          <table:table-cell table:number-columns-repeated="2"/>
          <table:table-cell office:value-type="float" office:value="6.24000000953674" calcext:value-type="float">
            <text:p>6.2400000095</text:p>
          </table:table-cell>
          <table:table-cell office:value-type="float" office:value="0.2812943936" calcext:value-type="float">
            <text:p>0.2812943936</text:p>
          </table:table-cell>
          <table:table-cell office:value-type="float" office:value="0.0659492795726" calcext:value-type="float">
            <text:p>0.0659492796</text:p>
          </table:table-cell>
          <table:table-cell office:value-type="float" office:value="5.1800000667572" calcext:value-type="float">
            <text:p>5.1800000668</text:p>
          </table:table-cell>
          <table:table-cell office:value-type="float" office:value="0" calcext:value-type="float">
            <text:p>0</text:p>
          </table:table-cell>
          <table:table-cell office:value-type="float" office:value="0.0428030556541" calcext:value-type="float">
            <text:p>0.0428030557</text:p>
          </table:table-cell>
        </table:table-row>
        <table:table-row table:style-name="ro1">
          <table:table-cell table:number-columns-repeated="2"/>
          <table:table-cell office:value-type="float" office:value="6.26999998092651" calcext:value-type="float">
            <text:p>6.2699999809</text:p>
          </table:table-cell>
          <table:table-cell office:value-type="float" office:value="0.2812943936" calcext:value-type="float">
            <text:p>0.2812943936</text:p>
          </table:table-cell>
          <table:table-cell office:value-type="float" office:value="0.0254890185917" calcext:value-type="float">
            <text:p>0.0254890186</text:p>
          </table:table-cell>
          <table:table-cell office:value-type="float" office:value="5.19000005722046" calcext:value-type="float">
            <text:p>5.1900000572</text:p>
          </table:table-cell>
          <table:table-cell office:value-type="float" office:value="0" calcext:value-type="float">
            <text:p>0</text:p>
          </table:table-cell>
          <table:table-cell office:value-type="float" office:value="0.0928030556541" calcext:value-type="float">
            <text:p>0.0928030557</text:p>
          </table:table-cell>
        </table:table-row>
        <table:table-row table:style-name="ro1">
          <table:table-cell table:number-columns-repeated="2"/>
          <table:table-cell office:value-type="float" office:value="6.35999989509583" calcext:value-type="float">
            <text:p>6.3599998951</text:p>
          </table:table-cell>
          <table:table-cell office:value-type="float" office:value="0.2812943936" calcext:value-type="float">
            <text:p>0.2812943936</text:p>
          </table:table-cell>
          <table:table-cell office:value-type="float" office:value="0.0144198548876" calcext:value-type="float">
            <text:p>0.0144198549</text:p>
          </table:table-cell>
          <table:table-cell office:value-type="float" office:value="5.24000000953674" calcext:value-type="float">
            <text:p>5.2400000095</text:p>
          </table:table-cell>
          <table:table-cell office:value-type="float" office:value="0" calcext:value-type="float">
            <text:p>0</text:p>
          </table:table-cell>
          <table:table-cell office:value-type="float" office:value="0.142803055654" calcext:value-type="float">
            <text:p>0.1428030557</text:p>
          </table:table-cell>
        </table:table-row>
        <table:table-row table:style-name="ro1">
          <table:table-cell table:number-columns-repeated="2"/>
          <table:table-cell office:value-type="float" office:value="6.44000005722046" calcext:value-type="float">
            <text:p>6.4400000572</text:p>
          </table:table-cell>
          <table:table-cell office:value-type="float" office:value="0.320177412" calcext:value-type="float">
            <text:p>0.320177412</text:p>
          </table:table-cell>
          <table:table-cell office:value-type="float" office:value="0.0644198548876" calcext:value-type="float">
            <text:p>0.0644198549</text:p>
          </table:table-cell>
          <table:table-cell office:value-type="float" office:value="5.27999997138977" calcext:value-type="float">
            <text:p>5.2799999714</text:p>
          </table:table-cell>
          <table:table-cell office:value-type="float" office:value="0" calcext:value-type="float">
            <text:p>0</text:p>
          </table:table-cell>
          <table:table-cell office:value-type="float" office:value="0.192803055654" calcext:value-type="float">
            <text:p>0.1928030557</text:p>
          </table:table-cell>
        </table:table-row>
        <table:table-row table:style-name="ro1">
          <table:table-cell table:number-columns-repeated="2"/>
          <table:table-cell office:value-type="float" office:value="6.44000005722046" calcext:value-type="float">
            <text:p>6.4400000572</text:p>
          </table:table-cell>
          <table:table-cell office:value-type="float" office:value="0.320177412" calcext:value-type="float">
            <text:p>0.320177412</text:p>
          </table:table-cell>
          <table:table-cell office:value-type="float" office:value="0.0244581947422" calcext:value-type="float">
            <text:p>0.0244581947</text:p>
          </table:table-cell>
          <table:table-cell office:value-type="float" office:value="5.32999992370606" calcext:value-type="float">
            <text:p>5.3299999237</text:p>
          </table:table-cell>
          <table:table-cell office:value-type="float" office:value="0" calcext:value-type="float">
            <text:p>0</text:p>
          </table:table-cell>
          <table:table-cell office:value-type="float" office:value="0.242803055654" calcext:value-type="float">
            <text:p>0.2428030557</text:p>
          </table:table-cell>
        </table:table-row>
        <table:table-row table:style-name="ro1">
          <table:table-cell table:number-columns-repeated="2"/>
          <table:table-cell office:value-type="float" office:value="6.52999997138977" calcext:value-type="float">
            <text:p>6.5299999714</text:p>
          </table:table-cell>
          <table:table-cell office:value-type="float" office:value="0.320177412" calcext:value-type="float">
            <text:p>0.320177412</text:p>
          </table:table-cell>
          <table:table-cell office:value-type="float" office:value="0.0144078409916" calcext:value-type="float">
            <text:p>0.014407841</text:p>
          </table:table-cell>
          <table:table-cell office:value-type="float" office:value="5.34999990463257" calcext:value-type="float">
            <text:p>5.3499999046</text:p>
          </table:table-cell>
          <table:table-cell office:value-type="float" office:value="0" calcext:value-type="float">
            <text:p>0</text:p>
          </table:table-cell>
          <table:table-cell office:value-type="float" office:value="0.0573120323933" calcext:value-type="float">
            <text:p>0.0573120324</text:p>
          </table:table-cell>
        </table:table-row>
        <table:table-row table:style-name="ro1">
          <table:table-cell table:number-columns-repeated="2"/>
          <table:table-cell office:value-type="float" office:value="6.61999988555908" calcext:value-type="float">
            <text:p>6.6199998856</text:p>
          </table:table-cell>
          <table:table-cell office:value-type="float" office:value="0.320177412" calcext:value-type="float">
            <text:p>0.320177412</text:p>
          </table:table-cell>
          <table:table-cell office:value-type="float" office:value="0.00840173677596" calcext:value-type="float">
            <text:p>0.0084017368</text:p>
          </table:table-cell>
          <table:table-cell office:value-type="float" office:value="5.37000012397766" calcext:value-type="float">
            <text:p>5.370000124</text:p>
          </table:table-cell>
          <table:table-cell office:value-type="float" office:value="0" calcext:value-type="float">
            <text:p>0</text:p>
          </table:table-cell>
          <table:table-cell office:value-type="float" office:value="0.107312032393" calcext:value-type="float">
            <text:p>0.1073120324</text:p>
          </table:table-cell>
        </table:table-row>
        <table:table-row table:style-name="ro1">
          <table:table-cell table:number-columns-repeated="2"/>
          <table:table-cell office:value-type="float" office:value="6.62999987602234" calcext:value-type="float">
            <text:p>6.629999876</text:p>
          </table:table-cell>
          <table:table-cell office:value-type="float" office:value="0.3599773884" calcext:value-type="float">
            <text:p>0.3599773884</text:p>
          </table:table-cell>
          <table:table-cell office:value-type="float" office:value="0.058401736776" calcext:value-type="float">
            <text:p>0.0584017368</text:p>
          </table:table-cell>
          <table:table-cell office:value-type="float" office:value="5.40000009536743" calcext:value-type="float">
            <text:p>5.4000000954</text:p>
          </table:table-cell>
          <table:table-cell office:value-type="float" office:value="0" calcext:value-type="float">
            <text:p>0</text:p>
          </table:table-cell>
          <table:table-cell office:value-type="float" office:value="0.157312032393" calcext:value-type="float">
            <text:p>0.1573120324</text:p>
          </table:table-cell>
        </table:table-row>
        <table:table-row table:style-name="ro1">
          <table:table-cell table:number-columns-repeated="2"/>
          <table:table-cell office:value-type="float" office:value="6.70000004768372" calcext:value-type="float">
            <text:p>6.7000000477</text:p>
          </table:table-cell>
          <table:table-cell office:value-type="float" office:value="0.3599773884" calcext:value-type="float">
            <text:p>0.3599773884</text:p>
          </table:table-cell>
          <table:table-cell office:value-type="float" office:value="0.023514151298" calcext:value-type="float">
            <text:p>0.0235141513</text:p>
          </table:table-cell>
          <table:table-cell office:value-type="float" office:value="5.44000005722046" calcext:value-type="float">
            <text:p>5.4400000572</text:p>
          </table:table-cell>
          <table:table-cell office:value-type="float" office:value="0" calcext:value-type="float">
            <text:p>0</text:p>
          </table:table-cell>
          <table:table-cell office:value-type="float" office:value="0.0444012554956" calcext:value-type="float">
            <text:p>0.0444012555</text:p>
          </table:table-cell>
        </table:table-row>
        <table:table-row table:style-name="ro1">
          <table:table-cell table:number-columns-repeated="2"/>
          <table:table-cell office:value-type="float" office:value="6.78999996185303" calcext:value-type="float">
            <text:p>6.7899999619</text:p>
          </table:table-cell>
          <table:table-cell office:value-type="float" office:value="0.3599773884" calcext:value-type="float">
            <text:p>0.3599773884</text:p>
          </table:table-cell>
          <table:table-cell office:value-type="float" office:value="0.0129591682127" calcext:value-type="float">
            <text:p>0.0129591682</text:p>
          </table:table-cell>
          <table:table-cell office:value-type="float" office:value="5.44000005722046" calcext:value-type="float">
            <text:p>5.4400000572</text:p>
          </table:table-cell>
          <table:table-cell office:value-type="float" office:value="0.0184350013733" calcext:value-type="float">
            <text:p>0.0184350014</text:p>
          </table:table-cell>
          <table:table-cell office:value-type="float" office:value="0.0944012554956" calcext:value-type="float">
            <text:p>0.0944012555</text:p>
          </table:table-cell>
        </table:table-row>
        <table:table-row table:style-name="ro1">
          <table:table-cell table:number-columns-repeated="2"/>
          <table:table-cell office:value-type="float" office:value="6.82999992370606" calcext:value-type="float">
            <text:p>6.8299999237</text:p>
          </table:table-cell>
          <table:table-cell office:value-type="float" office:value="0.400009966" calcext:value-type="float">
            <text:p>0.400009966</text:p>
          </table:table-cell>
          <table:table-cell office:value-type="float" office:value="0.0629591682127" calcext:value-type="float">
            <text:p>0.0629591682</text:p>
          </table:table-cell>
          <table:table-cell office:value-type="float" office:value="5.48000001907349" calcext:value-type="float">
            <text:p>5.4800000191</text:p>
          </table:table-cell>
          <table:table-cell office:value-type="float" office:value="0.0584189891815" calcext:value-type="float">
            <text:p>0.0584189892</text:p>
          </table:table-cell>
          <table:table-cell office:value-type="float" office:value="0.144401255496" calcext:value-type="float">
            <text:p>0.1444012555</text:p>
          </table:table-cell>
        </table:table-row>
        <table:table-row table:style-name="ro1">
          <table:table-cell table:number-columns-repeated="2"/>
          <table:table-cell office:value-type="float" office:value="6.86999988555908" calcext:value-type="float">
            <text:p>6.8699998856</text:p>
          </table:table-cell>
          <table:table-cell office:value-type="float" office:value="0.400009966" calcext:value-type="float">
            <text:p>0.400009966</text:p>
          </table:table-cell>
          <table:table-cell office:value-type="float" office:value="0.0247430204995" calcext:value-type="float">
            <text:p>0.0247430205</text:p>
          </table:table-cell>
          <table:table-cell office:value-type="float" office:value="5.5" calcext:value-type="float">
            <text:p>5.5</text:p>
          </table:table-cell>
          <table:table-cell office:value-type="float" office:value="0.094997882843" calcext:value-type="float">
            <text:p>0.0949978828</text:p>
          </table:table-cell>
          <table:table-cell office:value-type="float" office:value="0.194401255496" calcext:value-type="float">
            <text:p>0.1944012555</text:p>
          </table:table-cell>
        </table:table-row>
        <table:table-row table:style-name="ro1">
          <table:table-cell table:number-columns-repeated="2"/>
          <table:table-cell office:value-type="float" office:value="6.96000003814697" calcext:value-type="float">
            <text:p>6.9600000381</text:p>
          </table:table-cell>
          <table:table-cell office:value-type="float" office:value="0.400009966" calcext:value-type="float">
            <text:p>0.400009966</text:p>
          </table:table-cell>
          <table:table-cell office:value-type="float" office:value="0.0138973451543" calcext:value-type="float">
            <text:p>0.0138973452</text:p>
          </table:table-cell>
          <table:table-cell office:value-type="float" office:value="5.51999998092651" calcext:value-type="float">
            <text:p>5.5199999809</text:p>
          </table:table-cell>
          <table:table-cell office:value-type="float" office:value="0.094997882843" calcext:value-type="float">
            <text:p>0.0949978828</text:p>
          </table:table-cell>
          <table:table-cell office:value-type="float" office:value="-0.0188775918059" calcext:value-type="float">
            <text:p>-0.0188775918</text:p>
          </table:table-cell>
        </table:table-row>
        <table:table-row table:style-name="ro1">
          <table:table-cell table:number-columns-repeated="2"/>
          <table:table-cell office:value-type="float" office:value="7.02999997138977" calcext:value-type="float">
            <text:p>7.0299999714</text:p>
          </table:table-cell>
          <table:table-cell office:value-type="float" office:value="0.4402281762" calcext:value-type="float">
            <text:p>0.4402281762</text:p>
          </table:table-cell>
          <table:table-cell office:value-type="float" office:value="0.0638973451543" calcext:value-type="float">
            <text:p>0.0638973452</text:p>
          </table:table-cell>
          <table:table-cell office:value-type="float" office:value="5.59999990463257" calcext:value-type="float">
            <text:p>5.5999999046</text:p>
          </table:table-cell>
          <table:table-cell office:value-type="float" office:value="0.131838083267" calcext:value-type="float">
            <text:p>0.1318380833</text:p>
          </table:table-cell>
          <table:table-cell office:value-type="float" office:value="0.0311224081941" calcext:value-type="float">
            <text:p>0.0311224082</text:p>
          </table:table-cell>
        </table:table-row>
        <table:table-row table:style-name="ro1">
          <table:table-cell table:number-columns-repeated="2"/>
          <table:table-cell office:value-type="float" office:value="7.03999996185303" calcext:value-type="float">
            <text:p>7.0399999619</text:p>
          </table:table-cell>
          <table:table-cell office:value-type="float" office:value="0.4402281762" calcext:value-type="float">
            <text:p>0.4402281762</text:p>
          </table:table-cell>
          <table:table-cell office:value-type="float" office:value="0.0260525655238" calcext:value-type="float">
            <text:p>0.0260525655</text:p>
          </table:table-cell>
          <table:table-cell office:value-type="float" office:value="5.6100001335144" calcext:value-type="float">
            <text:p>5.6100001335</text:p>
          </table:table-cell>
          <table:table-cell office:value-type="float" office:value="0.131838083267" calcext:value-type="float">
            <text:p>0.1318380833</text:p>
          </table:table-cell>
          <table:table-cell office:value-type="float" office:value="0.0201076761899" calcext:value-type="float">
            <text:p>0.0201076762</text:p>
          </table:table-cell>
        </table:table-row>
        <table:table-row table:style-name="ro1">
          <table:table-cell table:number-columns-repeated="2"/>
          <table:table-cell office:value-type="float" office:value="7.11999988555908" calcext:value-type="float">
            <text:p>7.1199998856</text:p>
          </table:table-cell>
          <table:table-cell office:value-type="float" office:value="0.4402281762" calcext:value-type="float">
            <text:p>0.4402281762</text:p>
          </table:table-cell>
          <table:table-cell office:value-type="float" office:value="0.015754775376" calcext:value-type="float">
            <text:p>0.0157547754</text:p>
          </table:table-cell>
          <table:table-cell office:value-type="float" office:value="5.69000005722046" calcext:value-type="float">
            <text:p>5.6900000572</text:p>
          </table:table-cell>
          <table:table-cell office:value-type="float" office:value="0.131838083267" calcext:value-type="float">
            <text:p>0.1318380833</text:p>
          </table:table-cell>
          <table:table-cell office:value-type="float" office:value="0.0122422177967" calcext:value-type="float">
            <text:p>0.0122422178</text:p>
          </table:table-cell>
        </table:table-row>
        <table:table-row table:style-name="ro1">
          <table:table-cell table:number-columns-repeated="2"/>
          <table:table-cell office:value-type="float" office:value="7.21000003814697" calcext:value-type="float">
            <text:p>7.2100000381</text:p>
          </table:table-cell>
          <table:table-cell office:value-type="float" office:value="0.4402281762" calcext:value-type="float">
            <text:p>0.4402281762</text:p>
          </table:table-cell>
          <table:table-cell office:value-type="float" office:value="0.00897446876922" calcext:value-type="float">
            <text:p>0.0089744688</text:p>
          </table:table-cell>
          <table:table-cell office:value-type="float" office:value="5.76999998092651" calcext:value-type="float">
            <text:p>5.7699999809</text:p>
          </table:table-cell>
          <table:table-cell office:value-type="float" office:value="0.131838083267" calcext:value-type="float">
            <text:p>0.1318380833</text:p>
          </table:table-cell>
          <table:table-cell office:value-type="float" office:value="0.00748528108345" calcext:value-type="float">
            <text:p>0.0074852811</text:p>
          </table:table-cell>
        </table:table-row>
        <table:table-row table:style-name="ro1">
          <table:table-cell table:number-columns-repeated="2"/>
          <table:table-cell office:value-type="float" office:value="7.24000000953674" calcext:value-type="float">
            <text:p>7.2400000095</text:p>
          </table:table-cell>
          <table:table-cell office:value-type="float" office:value="0.4802737714" calcext:value-type="float">
            <text:p>0.4802737714</text:p>
          </table:table-cell>
          <table:table-cell office:value-type="float" office:value="0.0589744687692" calcext:value-type="float">
            <text:p>0.0589744688</text:p>
          </table:table-cell>
          <table:table-cell office:value-type="float" office:value="5.78999996185303" calcext:value-type="float">
            <text:p>5.7899999619</text:p>
          </table:table-cell>
          <table:table-cell office:value-type="float" office:value="0.168744325638" calcext:value-type="float">
            <text:p>0.1687443256</text:p>
          </table:table-cell>
          <table:table-cell office:value-type="float" office:value="0.0574852810834" calcext:value-type="float">
            <text:p>0.0574852811</text:p>
          </table:table-cell>
        </table:table-row>
        <table:table-row table:style-name="ro1">
          <table:table-cell table:number-columns-repeated="2"/>
          <table:table-cell office:value-type="float" office:value="7.29999995231628" calcext:value-type="float">
            <text:p>7.2999999523</text:p>
          </table:table-cell>
          <table:table-cell office:value-type="float" office:value="0.4802737714" calcext:value-type="float">
            <text:p>0.4802737714</text:p>
          </table:table-cell>
          <table:table-cell office:value-type="float" office:value="0.0238876462199" calcext:value-type="float">
            <text:p>0.0238876462</text:p>
          </table:table-cell>
          <table:table-cell office:value-type="float" office:value="5.8600001335144" calcext:value-type="float">
            <text:p>5.8600001335</text:p>
          </table:table-cell>
          <table:table-cell office:value-type="float" office:value="0.168744325638" calcext:value-type="float">
            <text:p>0.1687443256</text:p>
          </table:table-cell>
          <table:table-cell office:value-type="float" office:value="0.0252208286073" calcext:value-type="float">
            <text:p>0.0252208286</text:p>
          </table:table-cell>
        </table:table-row>
        <table:table-row table:style-name="ro1">
          <table:table-cell table:number-columns-repeated="2"/>
          <table:table-cell office:value-type="float" office:value="7.37999987602234" calcext:value-type="float">
            <text:p>7.379999876</text:p>
          </table:table-cell>
          <table:table-cell office:value-type="float" office:value="0.4802737714" calcext:value-type="float">
            <text:p>0.4802737714</text:p>
          </table:table-cell>
          <table:table-cell office:value-type="float" office:value="0.0133139082814" calcext:value-type="float">
            <text:p>0.0133139083</text:p>
          </table:table-cell>
          <table:table-cell office:value-type="float" office:value="5.94000005722046" calcext:value-type="float">
            <text:p>5.9400000572</text:p>
          </table:table-cell>
          <table:table-cell office:value-type="float" office:value="0.168744325638" calcext:value-type="float">
            <text:p>0.1687443256</text:p>
          </table:table-cell>
          <table:table-cell office:value-type="float" office:value="0.0147714918067" calcext:value-type="float">
            <text:p>0.0147714918</text:p>
          </table:table-cell>
        </table:table-row>
        <table:table-row table:style-name="ro1">
          <table:table-cell table:number-columns-repeated="2"/>
          <table:table-cell office:value-type="float" office:value="7.4300000667572" calcext:value-type="float">
            <text:p>7.4300000668</text:p>
          </table:table-cell>
          <table:table-cell office:value-type="float" office:value="0.5200334072" calcext:value-type="float">
            <text:p>0.5200334072</text:p>
          </table:table-cell>
          <table:table-cell office:value-type="float" office:value="0.0633139082814" calcext:value-type="float">
            <text:p>0.0633139083</text:p>
          </table:table-cell>
          <table:table-cell office:value-type="float" office:value="5.98000001907349" calcext:value-type="float">
            <text:p>5.9800000191</text:p>
          </table:table-cell>
          <table:table-cell office:value-type="float" office:value="0.205716371536" calcext:value-type="float">
            <text:p>0.2057163715</text:p>
          </table:table-cell>
          <table:table-cell office:value-type="float" office:value="0.0647714918067" calcext:value-type="float">
            <text:p>0.0647714918</text:p>
          </table:table-cell>
        </table:table-row>
        <table:table-row table:style-name="ro1">
          <table:table-cell table:number-columns-repeated="2"/>
          <table:table-cell office:value-type="float" office:value="7.47000002861023" calcext:value-type="float">
            <text:p>7.4700000286</text:p>
          </table:table-cell>
          <table:table-cell office:value-type="float" office:value="0.5200334072" calcext:value-type="float">
            <text:p>0.5200334072</text:p>
          </table:table-cell>
          <table:table-cell office:value-type="float" office:value="0.0244180303558" calcext:value-type="float">
            <text:p>0.0244180304</text:p>
          </table:table-cell>
          <table:table-cell office:value-type="float" office:value="6.12000012397766" calcext:value-type="float">
            <text:p>6.120000124</text:p>
          </table:table-cell>
          <table:table-cell office:value-type="float" office:value="0.205716371536" calcext:value-type="float">
            <text:p>0.2057163715</text:p>
          </table:table-cell>
          <table:table-cell office:value-type="float" office:value="0.0280635648723" calcext:value-type="float">
            <text:p>0.0280635649</text:p>
          </table:table-cell>
        </table:table-row>
        <table:table-row table:style-name="ro1">
          <table:table-cell table:number-columns-repeated="2"/>
          <table:table-cell office:value-type="float" office:value="7.54999995231628" calcext:value-type="float">
            <text:p>7.5499999523</text:p>
          </table:table-cell>
          <table:table-cell office:value-type="float" office:value="0.5200334072" calcext:value-type="float">
            <text:p>0.5200334072</text:p>
          </table:table-cell>
          <table:table-cell office:value-type="float" office:value="0.0146951624215" calcext:value-type="float">
            <text:p>0.0146951624</text:p>
          </table:table-cell>
          <table:table-cell office:value-type="float" office:value="6.17000007629395" calcext:value-type="float">
            <text:p>6.1700000763</text:p>
          </table:table-cell>
          <table:table-cell office:value-type="float" office:value="0.242653369904" calcext:value-type="float">
            <text:p>0.2426533699</text:p>
          </table:table-cell>
          <table:table-cell office:value-type="float" office:value="0.0780635648723" calcext:value-type="float">
            <text:p>0.0780635649</text:p>
          </table:table-cell>
        </table:table-row>
        <table:table-row table:style-name="ro1">
          <table:table-cell table:number-columns-repeated="2"/>
          <table:table-cell office:value-type="float" office:value="7.6399998664856" calcext:value-type="float">
            <text:p>7.6399998665</text:p>
          </table:table-cell>
          <table:table-cell office:value-type="float" office:value="0.5600019932" calcext:value-type="float">
            <text:p>0.5600019932</text:p>
          </table:table-cell>
          <table:table-cell office:value-type="float" office:value="0.0646951624215" calcext:value-type="float">
            <text:p>0.0646951624</text:p>
          </table:table-cell>
          <table:table-cell office:value-type="float" office:value="6.20000004768372" calcext:value-type="float">
            <text:p>6.2000000477</text:p>
          </table:table-cell>
          <table:table-cell office:value-type="float" office:value="0.242653369904" calcext:value-type="float">
            <text:p>0.2426533699</text:p>
          </table:table-cell>
          <table:table-cell office:value-type="float" office:value="0.0261518197867" calcext:value-type="float">
            <text:p>0.0261518198</text:p>
          </table:table-cell>
        </table:table-row>
        <table:table-row table:style-name="ro1">
          <table:table-cell table:number-columns-repeated="2"/>
          <table:table-cell office:value-type="float" office:value="7.6399998664856" calcext:value-type="float">
            <text:p>7.6399998665</text:p>
          </table:table-cell>
          <table:table-cell office:value-type="float" office:value="0.5600019932" calcext:value-type="float">
            <text:p>0.5600019932</text:p>
          </table:table-cell>
          <table:table-cell office:value-type="float" office:value="0.0260088749549" calcext:value-type="float">
            <text:p>0.026008875</text:p>
          </table:table-cell>
          <table:table-cell office:value-type="float" office:value="6.27999997138977" calcext:value-type="float">
            <text:p>6.2799999714</text:p>
          </table:table-cell>
          <table:table-cell office:value-type="float" office:value="0.242653369904" calcext:value-type="float">
            <text:p>0.2426533699</text:p>
          </table:table-cell>
          <table:table-cell office:value-type="float" office:value="0.0145683945034" calcext:value-type="float">
            <text:p>0.0145683945</text:p>
          </table:table-cell>
        </table:table-row>
        <table:table-row table:style-name="ro1">
          <table:table-cell table:number-columns-repeated="2"/>
          <table:table-cell office:value-type="float" office:value="7.72000002861023" calcext:value-type="float">
            <text:p>7.7200000286</text:p>
          </table:table-cell>
          <table:table-cell office:value-type="float" office:value="0.5600019932" calcext:value-type="float">
            <text:p>0.5600019932</text:p>
          </table:table-cell>
          <table:table-cell office:value-type="float" office:value="0.015591223859" calcext:value-type="float">
            <text:p>0.0155912239</text:p>
          </table:table-cell>
          <table:table-cell office:value-type="float" office:value="6.34999990463257" calcext:value-type="float">
            <text:p>6.3499999046</text:p>
          </table:table-cell>
          <table:table-cell office:value-type="float" office:value="0.279263734818" calcext:value-type="float">
            <text:p>0.2792637348</text:p>
          </table:table-cell>
          <table:table-cell office:value-type="float" office:value="0.0645683945034" calcext:value-type="float">
            <text:p>0.0645683945</text:p>
          </table:table-cell>
        </table:table-row>
        <table:table-row table:style-name="ro1">
          <table:table-cell table:number-columns-repeated="2"/>
          <table:table-cell office:value-type="float" office:value="7.79999995231628" calcext:value-type="float">
            <text:p>7.7999999523</text:p>
          </table:table-cell>
          <table:table-cell office:value-type="float" office:value="0.5600019932" calcext:value-type="float">
            <text:p>0.5600019932</text:p>
          </table:table-cell>
          <table:table-cell office:value-type="float" office:value="0.00936148224423" calcext:value-type="float">
            <text:p>0.0093614822</text:p>
          </table:table-cell>
          <table:table-cell office:value-type="float" office:value="6.37000012397766" calcext:value-type="float">
            <text:p>6.370000124</text:p>
          </table:table-cell>
          <table:table-cell office:value-type="float" office:value="0.279263734818" calcext:value-type="float">
            <text:p>0.2792637348</text:p>
          </table:table-cell>
          <table:table-cell office:value-type="float" office:value="0.0258850924372" calcext:value-type="float">
            <text:p>0.0258850924</text:p>
          </table:table-cell>
        </table:table-row>
        <table:table-row table:style-name="ro1">
          <table:table-cell table:number-columns-repeated="2"/>
          <table:table-cell office:value-type="float" office:value="7.83999991416931" calcext:value-type="float">
            <text:p>7.8399999142</text:p>
          </table:table-cell>
          <table:table-cell office:value-type="float" office:value="0.6000191688" calcext:value-type="float">
            <text:p>0.6000191688</text:p>
          </table:table-cell>
          <table:table-cell office:value-type="float" office:value="0.0593614822442" calcext:value-type="float">
            <text:p>0.0593614822</text:p>
          </table:table-cell>
          <table:table-cell office:value-type="float" office:value="6.45000004768372" calcext:value-type="float">
            <text:p>6.4500000477</text:p>
          </table:table-cell>
          <table:table-cell office:value-type="float" office:value="0.279263734818" calcext:value-type="float">
            <text:p>0.2792637348</text:p>
          </table:table-cell>
          <table:table-cell office:value-type="float" office:value="0.0153871441719" calcext:value-type="float">
            <text:p>0.0153871442</text:p>
          </table:table-cell>
        </table:table-row>
        <table:table-row table:style-name="ro1">
          <table:table-cell table:number-columns-repeated="2"/>
          <table:table-cell office:value-type="float" office:value="7.8899998664856" calcext:value-type="float">
            <text:p>7.8899998665</text:p>
          </table:table-cell>
          <table:table-cell office:value-type="float" office:value="0.6000191688" calcext:value-type="float">
            <text:p>0.6000191688</text:p>
          </table:table-cell>
          <table:table-cell office:value-type="float" office:value="0.0252820787356" calcext:value-type="float">
            <text:p>0.0252820787</text:p>
          </table:table-cell>
          <table:table-cell office:value-type="float" office:value="6.53999996185303" calcext:value-type="float">
            <text:p>6.5399999619</text:p>
          </table:table-cell>
          <table:table-cell office:value-type="float" office:value="0.314730882645" calcext:value-type="float">
            <text:p>0.3147308826</text:p>
          </table:table-cell>
          <table:table-cell office:value-type="float" office:value="0.0653871441719" calcext:value-type="float">
            <text:p>0.0653871442</text:p>
          </table:table-cell>
        </table:table-row>
        <table:table-row table:style-name="ro1">
          <table:table-cell table:number-columns-repeated="2"/>
          <table:table-cell office:value-type="float" office:value="7.97000002861023" calcext:value-type="float">
            <text:p>7.9700000286</text:p>
          </table:table-cell>
          <table:table-cell office:value-type="float" office:value="0.6000191688" calcext:value-type="float">
            <text:p>0.6000191688</text:p>
          </table:table-cell>
          <table:table-cell office:value-type="float" office:value="0.0151049389606" calcext:value-type="float">
            <text:p>0.015104939</text:p>
          </table:table-cell>
          <table:table-cell office:value-type="float" office:value="6.53999996185303" calcext:value-type="float">
            <text:p>6.5399999619</text:p>
          </table:table-cell>
          <table:table-cell office:value-type="float" office:value="0.314730882645" calcext:value-type="float">
            <text:p>0.3147308826</text:p>
          </table:table-cell>
          <table:table-cell office:value-type="float" office:value="0.0256213442964" calcext:value-type="float">
            <text:p>0.0256213443</text:p>
          </table:table-cell>
        </table:table-row>
        <table:table-row table:style-name="ro1">
          <table:table-cell table:number-columns-repeated="2"/>
          <table:table-cell office:value-type="float" office:value="8.02999997138977" calcext:value-type="float">
            <text:p>8.0299999714</text:p>
          </table:table-cell>
          <table:table-cell office:value-type="float" office:value="0.6400057792" calcext:value-type="float">
            <text:p>0.6400057792</text:p>
          </table:table-cell>
          <table:table-cell office:value-type="float" office:value="0.0651049389606" calcext:value-type="float">
            <text:p>0.065104939</text:p>
          </table:table-cell>
          <table:table-cell office:value-type="float" office:value="6.63000011444092" calcext:value-type="float">
            <text:p>6.6300001144</text:p>
          </table:table-cell>
          <table:table-cell office:value-type="float" office:value="0.314730882645" calcext:value-type="float">
            <text:p>0.3147308826</text:p>
          </table:table-cell>
          <table:table-cell office:value-type="float" office:value="0.0141488310724" calcext:value-type="float">
            <text:p>0.0141488311</text:p>
          </table:table-cell>
        </table:table-row>
        <table:table-row table:style-name="ro1">
          <table:table-cell table:number-columns-repeated="2"/>
          <table:table-cell office:value-type="float" office:value="8.05999994277954" calcext:value-type="float">
            <text:p>8.0599999428</text:p>
          </table:table-cell>
          <table:table-cell office:value-type="float" office:value="0.6400057792" calcext:value-type="float">
            <text:p>0.6400057792</text:p>
          </table:table-cell>
          <table:table-cell office:value-type="float" office:value="0.0254988478392" calcext:value-type="float">
            <text:p>0.0254988478</text:p>
          </table:table-cell>
          <table:table-cell office:value-type="float" office:value="6.71000003814697" calcext:value-type="float">
            <text:p>6.7100000381</text:p>
          </table:table-cell>
          <table:table-cell office:value-type="float" office:value="0.314730882645" calcext:value-type="float">
            <text:p>0.3147308826</text:p>
          </table:table-cell>
          <table:table-cell office:value-type="float" office:value="0.0095804429234" calcext:value-type="float">
            <text:p>0.0095804429</text:p>
          </table:table-cell>
        </table:table-row>
        <table:table-row table:style-name="ro1">
          <table:table-cell table:number-columns-repeated="2"/>
          <table:table-cell office:value-type="float" office:value="8.23000001907349" calcext:value-type="float">
            <text:p>8.2300000191</text:p>
          </table:table-cell>
          <table:table-cell office:value-type="float" office:value="0.6400057792" calcext:value-type="float">
            <text:p>0.6400057792</text:p>
          </table:table-cell>
          <table:table-cell office:value-type="float" office:value="0.0122390363101" calcext:value-type="float">
            <text:p>0.0122390363</text:p>
          </table:table-cell>
          <table:table-cell office:value-type="float" office:value="6.73000001907349" calcext:value-type="float">
            <text:p>6.7300000191</text:p>
          </table:table-cell>
          <table:table-cell office:value-type="float" office:value="0.351602315903" calcext:value-type="float">
            <text:p>0.3516023159</text:p>
          </table:table-cell>
          <table:table-cell office:value-type="float" office:value="0.0595804429234" calcext:value-type="float">
            <text:p>0.0595804429</text:p>
          </table:table-cell>
        </table:table-row>
        <table:table-row table:style-name="ro1">
          <table:table-cell table:number-columns-repeated="2"/>
          <table:table-cell office:value-type="float" office:value="8.23000001907349" calcext:value-type="float">
            <text:p>8.2300000191</text:p>
          </table:table-cell>
          <table:table-cell office:value-type="float" office:value="0.679991579" calcext:value-type="float">
            <text:p>0.679991579</text:p>
          </table:table-cell>
          <table:table-cell office:value-type="float" office:value="0.0622390363101" calcext:value-type="float">
            <text:p>0.0622390363</text:p>
          </table:table-cell>
          <table:table-cell office:value-type="float" office:value="6.79999995231628" calcext:value-type="float">
            <text:p>6.7999999523</text:p>
          </table:table-cell>
          <table:table-cell office:value-type="float" office:value="0.351602315903" calcext:value-type="float">
            <text:p>0.3516023159</text:p>
          </table:table-cell>
          <table:table-cell office:value-type="float" office:value="0.0257516682482" calcext:value-type="float">
            <text:p>0.0257516682</text:p>
          </table:table-cell>
        </table:table-row>
        <table:table-row table:style-name="ro1">
          <table:table-cell table:number-columns-repeated="2"/>
          <table:table-cell office:value-type="float" office:value="8.30999994277954" calcext:value-type="float">
            <text:p>8.3099999428</text:p>
          </table:table-cell>
          <table:table-cell office:value-type="float" office:value="0.679991579" calcext:value-type="float">
            <text:p>0.679991579</text:p>
          </table:table-cell>
          <table:table-cell office:value-type="float" office:value="0.0254233128555" calcext:value-type="float">
            <text:p>0.0254233129</text:p>
          </table:table-cell>
          <table:table-cell office:value-type="float" office:value="6.88000011444092" calcext:value-type="float">
            <text:p>6.8800001144</text:p>
          </table:table-cell>
          <table:table-cell office:value-type="float" office:value="0.351602315903" calcext:value-type="float">
            <text:p>0.3516023159</text:p>
          </table:table-cell>
          <table:table-cell office:value-type="float" office:value="0.0148657772808" calcext:value-type="float">
            <text:p>0.0148657773</text:p>
          </table:table-cell>
        </table:table-row>
        <table:table-row table:style-name="ro1">
          <table:table-cell table:number-columns-repeated="2"/>
          <table:table-cell office:value-type="float" office:value="8.39999985694885" calcext:value-type="float">
            <text:p>8.3999998569</text:p>
          </table:table-cell>
          <table:table-cell office:value-type="float" office:value="0.679991579" calcext:value-type="float">
            <text:p>0.679991579</text:p>
          </table:table-cell>
          <table:table-cell office:value-type="float" office:value="0.0145511701203" calcext:value-type="float">
            <text:p>0.0145511701</text:p>
          </table:table-cell>
          <table:table-cell office:value-type="float" office:value="6.92000007629395" calcext:value-type="float">
            <text:p>6.9200000763</text:p>
          </table:table-cell>
          <table:table-cell office:value-type="float" office:value="0.388637542725" calcext:value-type="float">
            <text:p>0.3886375427</text:p>
          </table:table-cell>
          <table:table-cell office:value-type="float" office:value="0.0648657772808" calcext:value-type="float">
            <text:p>0.0648657773</text:p>
          </table:table-cell>
        </table:table-row>
        <table:table-row table:style-name="ro1">
          <table:table-cell table:number-columns-repeated="2"/>
          <table:table-cell office:value-type="float" office:value="8.44000005722046" calcext:value-type="float">
            <text:p>8.4400000572</text:p>
          </table:table-cell>
          <table:table-cell office:value-type="float" office:value="0.7208587646" calcext:value-type="float">
            <text:p>0.7208587646</text:p>
          </table:table-cell>
          <table:table-cell office:value-type="float" office:value="0.0645511701203" calcext:value-type="float">
            <text:p>0.0645511701</text:p>
          </table:table-cell>
          <table:table-cell office:value-type="float" office:value="6.96000003814697" calcext:value-type="float">
            <text:p>6.9600000381</text:p>
          </table:table-cell>
          <table:table-cell office:value-type="float" office:value="0.388637542725" calcext:value-type="float">
            <text:p>0.3886375427</text:p>
          </table:table-cell>
          <table:table-cell office:value-type="float" office:value="0.0260143395395" calcext:value-type="float">
            <text:p>0.0260143395</text:p>
          </table:table-cell>
        </table:table-row>
        <table:table-row table:style-name="ro1">
          <table:table-cell table:number-columns-repeated="2"/>
          <table:table-cell office:value-type="float" office:value="8.48000001907349" calcext:value-type="float">
            <text:p>8.4800000191</text:p>
          </table:table-cell>
          <table:table-cell office:value-type="float" office:value="0.7208587646" calcext:value-type="float">
            <text:p>0.7208587646</text:p>
          </table:table-cell>
          <table:table-cell office:value-type="float" office:value="0.0242514437447" calcext:value-type="float">
            <text:p>0.0242514437</text:p>
          </table:table-cell>
          <table:table-cell office:value-type="float" office:value="7.04999995231628" calcext:value-type="float">
            <text:p>7.0499999523</text:p>
          </table:table-cell>
          <table:table-cell office:value-type="float" office:value="0.388637542725" calcext:value-type="float">
            <text:p>0.3886375427</text:p>
          </table:table-cell>
          <table:table-cell office:value-type="float" office:value="0.0138126863613" calcext:value-type="float">
            <text:p>0.0138126864</text:p>
          </table:table-cell>
        </table:table-row>
        <table:table-row table:style-name="ro1">
          <table:table-cell table:number-columns-repeated="2"/>
          <table:table-cell office:value-type="float" office:value="8.55999994277954" calcext:value-type="float">
            <text:p>8.5599999428</text:p>
          </table:table-cell>
          <table:table-cell office:value-type="float" office:value="0.7208587646" calcext:value-type="float">
            <text:p>0.7208587646</text:p>
          </table:table-cell>
          <table:table-cell office:value-type="float" office:value="0.0138264357791" calcext:value-type="float">
            <text:p>0.0138264358</text:p>
          </table:table-cell>
          <table:table-cell office:value-type="float" office:value="7.09999990463257" calcext:value-type="float">
            <text:p>7.0999999046</text:p>
          </table:table-cell>
          <table:table-cell office:value-type="float" office:value="0.425313949585" calcext:value-type="float">
            <text:p>0.4253139496</text:p>
          </table:table-cell>
          <table:table-cell office:value-type="float" office:value="0.0638126863613" calcext:value-type="float">
            <text:p>0.0638126864</text:p>
          </table:table-cell>
        </table:table-row>
        <table:table-row table:style-name="ro1">
          <table:table-cell table:number-columns-repeated="2"/>
          <table:table-cell office:value-type="float" office:value="8.62999987602234" calcext:value-type="float">
            <text:p>8.629999876</text:p>
          </table:table-cell>
          <table:table-cell office:value-type="float" office:value="0.76016078" calcext:value-type="float">
            <text:p>0.76016078</text:p>
          </table:table-cell>
          <table:table-cell office:value-type="float" office:value="0.0638264357791" calcext:value-type="float">
            <text:p>0.0638264358</text:p>
          </table:table-cell>
          <table:table-cell office:value-type="float" office:value="7.13000011444092" calcext:value-type="float">
            <text:p>7.1300001144</text:p>
          </table:table-cell>
          <table:table-cell office:value-type="float" office:value="0.425313949585" calcext:value-type="float">
            <text:p>0.4253139496</text:p>
          </table:table-cell>
          <table:table-cell office:value-type="float" office:value="0.0244659068251" calcext:value-type="float">
            <text:p>0.0244659068</text:p>
          </table:table-cell>
        </table:table-row>
        <table:table-row table:style-name="ro1">
          <table:table-cell table:number-columns-repeated="2"/>
          <table:table-cell office:value-type="float" office:value="8.64999985694885" calcext:value-type="float">
            <text:p>8.6499998569</text:p>
          </table:table-cell>
          <table:table-cell office:value-type="float" office:value="0.76016078" calcext:value-type="float">
            <text:p>0.76016078</text:p>
          </table:table-cell>
          <table:table-cell office:value-type="float" office:value="0.0253323440445" calcext:value-type="float">
            <text:p>0.025332344</text:p>
          </table:table-cell>
          <table:table-cell office:value-type="float" office:value="7.22000002861023" calcext:value-type="float">
            <text:p>7.2200000286</text:p>
          </table:table-cell>
          <table:table-cell office:value-type="float" office:value="0.425313949585" calcext:value-type="float">
            <text:p>0.4253139496</text:p>
          </table:table-cell>
          <table:table-cell office:value-type="float" office:value="0.0134224641436" calcext:value-type="float">
            <text:p>0.0134224641</text:p>
          </table:table-cell>
        </table:table-row>
        <table:table-row table:style-name="ro1">
          <table:table-cell table:number-columns-repeated="2"/>
          <table:table-cell office:value-type="float" office:value="8.73000001907349" calcext:value-type="float">
            <text:p>8.7300000191</text:p>
          </table:table-cell>
          <table:table-cell office:value-type="float" office:value="0.76016078" calcext:value-type="float">
            <text:p>0.76016078</text:p>
          </table:table-cell>
          <table:table-cell office:value-type="float" office:value="0.0148242793044" calcext:value-type="float">
            <text:p>0.0148242793</text:p>
          </table:table-cell>
          <table:table-cell office:value-type="float" office:value="7.28999996185303" calcext:value-type="float">
            <text:p>7.2899999619</text:p>
          </table:table-cell>
          <table:table-cell office:value-type="float" office:value="0.460356712341" calcext:value-type="float">
            <text:p>0.4603567123</text:p>
          </table:table-cell>
          <table:table-cell office:value-type="float" office:value="0.0634224641436" calcext:value-type="float">
            <text:p>0.0634224641</text:p>
          </table:table-cell>
        </table:table-row>
        <table:table-row table:style-name="ro1">
          <table:table-cell table:number-columns-repeated="2"/>
          <table:table-cell office:value-type="float" office:value="8.8199999332428" calcext:value-type="float">
            <text:p>8.8199999332</text:p>
          </table:table-cell>
          <table:table-cell office:value-type="float" office:value="0.76016078" calcext:value-type="float">
            <text:p>0.76016078</text:p>
          </table:table-cell>
          <table:table-cell office:value-type="float" office:value="0.00909149138137" calcext:value-type="float">
            <text:p>0.0090914914</text:p>
          </table:table-cell>
          <table:table-cell office:value-type="float" office:value="7.30999994277954" calcext:value-type="float">
            <text:p>7.3099999428</text:p>
          </table:table-cell>
          <table:table-cell office:value-type="float" office:value="0.460356712341" calcext:value-type="float">
            <text:p>0.4603567123</text:p>
          </table:table-cell>
          <table:table-cell office:value-type="float" office:value="0.0251604563737" calcext:value-type="float">
            <text:p>0.0251604564</text:p>
          </table:table-cell>
        </table:table-row>
        <table:table-row table:style-name="ro1">
          <table:table-cell table:number-columns-repeated="2"/>
          <table:table-cell office:value-type="float" office:value="8.82999992370606" calcext:value-type="float">
            <text:p>8.8299999237</text:p>
          </table:table-cell>
          <table:table-cell office:value-type="float" office:value="0.8002093792" calcext:value-type="float">
            <text:p>0.8002093792</text:p>
          </table:table-cell>
          <table:table-cell office:value-type="float" office:value="0.0590914913814" calcext:value-type="float">
            <text:p>0.0590914914</text:p>
          </table:table-cell>
          <table:table-cell office:value-type="float" office:value="7.39000010490418" calcext:value-type="float">
            <text:p>7.3900001049</text:p>
          </table:table-cell>
          <table:table-cell office:value-type="float" office:value="0.460356712341" calcext:value-type="float">
            <text:p>0.4603567123</text:p>
          </table:table-cell>
          <table:table-cell office:value-type="float" office:value="0.0139287907815" calcext:value-type="float">
            <text:p>0.0139287908</text:p>
          </table:table-cell>
        </table:table-row>
        <table:table-row table:style-name="ro1">
          <table:table-cell table:number-columns-repeated="2"/>
          <table:table-cell office:value-type="float" office:value="8.89999985694885" calcext:value-type="float">
            <text:p>8.8999998569</text:p>
          </table:table-cell>
          <table:table-cell office:value-type="float" office:value="0.8002093792" calcext:value-type="float">
            <text:p>0.8002093792</text:p>
          </table:table-cell>
          <table:table-cell office:value-type="float" office:value="0.0250973751388" calcext:value-type="float">
            <text:p>0.0250973751</text:p>
          </table:table-cell>
          <table:table-cell office:value-type="float" office:value="7.48000001907349" calcext:value-type="float">
            <text:p>7.4800000191</text:p>
          </table:table-cell>
          <table:table-cell office:value-type="float" office:value="0.460356712341" calcext:value-type="float">
            <text:p>0.4603567123</text:p>
          </table:table-cell>
          <table:table-cell office:value-type="float" office:value="0.00902734183687" calcext:value-type="float">
            <text:p>0.0090273418</text:p>
          </table:table-cell>
        </table:table-row>
        <table:table-row table:style-name="ro1">
          <table:table-cell table:number-columns-repeated="2"/>
          <table:table-cell office:value-type="float" office:value="8.99000000953674" calcext:value-type="float">
            <text:p>8.9900000095</text:p>
          </table:table-cell>
          <table:table-cell office:value-type="float" office:value="0.8002093792" calcext:value-type="float">
            <text:p>0.8002093792</text:p>
          </table:table-cell>
          <table:table-cell office:value-type="float" office:value="0.0153109074046" calcext:value-type="float">
            <text:p>0.0153109074</text:p>
          </table:table-cell>
          <table:table-cell office:value-type="float" office:value="7.49000000953674" calcext:value-type="float">
            <text:p>7.4900000095</text:p>
          </table:table-cell>
          <table:table-cell office:value-type="float" office:value="0.497359752655" calcext:value-type="float">
            <text:p>0.4973597527</text:p>
          </table:table-cell>
          <table:table-cell office:value-type="float" office:value="0.0590273418369" calcext:value-type="float">
            <text:p>0.0590273418</text:p>
          </table:table-cell>
        </table:table-row>
        <table:table-row table:style-name="ro1">
          <table:table-cell table:number-columns-repeated="2"/>
          <table:table-cell office:value-type="float" office:value="9.02999997138977" calcext:value-type="float">
            <text:p>9.0299999714</text:p>
          </table:table-cell>
          <table:table-cell office:value-type="float" office:value="0.8401494026" calcext:value-type="float">
            <text:p>0.8401494026</text:p>
          </table:table-cell>
          <table:table-cell office:value-type="float" office:value="0.0653109074046" calcext:value-type="float">
            <text:p>0.0653109074</text:p>
          </table:table-cell>
          <table:table-cell office:value-type="float" office:value="7.55999994277954" calcext:value-type="float">
            <text:p>7.5599999428</text:p>
          </table:table-cell>
          <table:table-cell office:value-type="float" office:value="0.497359752655" calcext:value-type="float">
            <text:p>0.4973597527</text:p>
          </table:table-cell>
          <table:table-cell office:value-type="float" office:value="0.0244450500859" calcext:value-type="float">
            <text:p>0.0244450501</text:p>
          </table:table-cell>
        </table:table-row>
        <table:table-row table:style-name="ro1">
          <table:table-cell table:number-columns-repeated="2"/>
          <table:table-cell office:value-type="float" office:value="9.0699999332428" calcext:value-type="float">
            <text:p>9.0699999332</text:p>
          </table:table-cell>
          <table:table-cell office:value-type="float" office:value="0.8401494026" calcext:value-type="float">
            <text:p>0.8401494026</text:p>
          </table:table-cell>
          <table:table-cell office:value-type="float" office:value="0.0262471714002" calcext:value-type="float">
            <text:p>0.0262471714</text:p>
          </table:table-cell>
          <table:table-cell office:value-type="float" office:value="7.65000009536743" calcext:value-type="float">
            <text:p>7.6500000954</text:p>
          </table:table-cell>
          <table:table-cell office:value-type="float" office:value="0.497359752655" calcext:value-type="float">
            <text:p>0.4973597527</text:p>
          </table:table-cell>
          <table:table-cell office:value-type="float" office:value="0.01323736581" calcext:value-type="float">
            <text:p>0.0132373658</text:p>
          </table:table-cell>
        </table:table-row>
        <table:table-row table:style-name="ro1">
          <table:table-cell table:number-columns-repeated="2"/>
          <table:table-cell office:value-type="float" office:value="9.15999984741211" calcext:value-type="float">
            <text:p>9.1599998474</text:p>
          </table:table-cell>
          <table:table-cell office:value-type="float" office:value="0.8401494026" calcext:value-type="float">
            <text:p>0.8401494026</text:p>
          </table:table-cell>
          <table:table-cell office:value-type="float" office:value="0.0155551455307" calcext:value-type="float">
            <text:p>0.0155551455</text:p>
          </table:table-cell>
          <table:table-cell office:value-type="float" office:value="7.67000007629395" calcext:value-type="float">
            <text:p>7.6700000763</text:p>
          </table:table-cell>
          <table:table-cell office:value-type="float" office:value="0.534067869186" calcext:value-type="float">
            <text:p>0.5340678692</text:p>
          </table:table-cell>
          <table:table-cell office:value-type="float" office:value="0.06323736581" calcext:value-type="float">
            <text:p>0.0632373658</text:p>
          </table:table-cell>
        </table:table-row>
        <table:table-row table:style-name="ro1">
          <table:table-cell table:number-columns-repeated="2"/>
          <table:table-cell office:value-type="float" office:value="9.24000000953674" calcext:value-type="float">
            <text:p>9.2400000095</text:p>
          </table:table-cell>
          <table:table-cell office:value-type="float" office:value="0.8801425934" calcext:value-type="float">
            <text:p>0.8801425934</text:p>
          </table:table-cell>
          <table:table-cell office:value-type="float" office:value="0.0655551455307" calcext:value-type="float">
            <text:p>0.0655551455</text:p>
          </table:table-cell>
          <table:table-cell office:value-type="float" office:value="7.73000001907349" calcext:value-type="float">
            <text:p>7.7300000191</text:p>
          </table:table-cell>
          <table:table-cell office:value-type="float" office:value="0.534067869186" calcext:value-type="float">
            <text:p>0.5340678692</text:p>
          </table:table-cell>
          <table:table-cell office:value-type="float" office:value="0.0246281228934" calcext:value-type="float">
            <text:p>0.0246281229</text:p>
          </table:table-cell>
        </table:table-row>
        <table:table-row table:style-name="ro1">
          <table:table-cell table:number-columns-repeated="2"/>
          <table:table-cell office:value-type="float" office:value="9.24000000953674" calcext:value-type="float">
            <text:p>9.2400000095</text:p>
          </table:table-cell>
          <table:table-cell office:value-type="float" office:value="0.8801425934" calcext:value-type="float">
            <text:p>0.8801425934</text:p>
          </table:table-cell>
          <table:table-cell office:value-type="float" office:value="0.0255346972712" calcext:value-type="float">
            <text:p>0.0255346973</text:p>
          </table:table-cell>
          <table:table-cell office:value-type="float" office:value="7.80999994277954" calcext:value-type="float">
            <text:p>7.8099999428</text:p>
          </table:table-cell>
          <table:table-cell office:value-type="float" office:value="0.534067869186" calcext:value-type="float">
            <text:p>0.5340678692</text:p>
          </table:table-cell>
          <table:table-cell office:value-type="float" office:value="0.0140082036584" calcext:value-type="float">
            <text:p>0.0140082037</text:p>
          </table:table-cell>
        </table:table-row>
        <table:table-row table:style-name="ro1">
          <table:table-cell table:number-columns-repeated="2"/>
          <table:table-cell office:value-type="float" office:value="9.40999984741211" calcext:value-type="float">
            <text:p>9.4099998474</text:p>
          </table:table-cell>
          <table:table-cell office:value-type="float" office:value="0.8801425934" calcext:value-type="float">
            <text:p>0.8801425934</text:p>
          </table:table-cell>
          <table:table-cell office:value-type="float" office:value="0.0120543894583" calcext:value-type="float">
            <text:p>0.0120543895</text:p>
          </table:table-cell>
          <table:table-cell office:value-type="float" office:value="7.84999990463257" calcext:value-type="float">
            <text:p>7.8499999046</text:p>
          </table:table-cell>
          <table:table-cell office:value-type="float" office:value="0.569370985031" calcext:value-type="float">
            <text:p>0.569370985</text:p>
          </table:table-cell>
          <table:table-cell office:value-type="float" office:value="0.0640082036584" calcext:value-type="float">
            <text:p>0.0640082037</text:p>
          </table:table-cell>
        </table:table-row>
        <table:table-row table:style-name="ro1">
          <table:table-cell table:number-columns-repeated="2"/>
          <table:table-cell office:value-type="float" office:value="9.4300000667572" calcext:value-type="float">
            <text:p>9.4300000668</text:p>
          </table:table-cell>
          <table:table-cell office:value-type="float" office:value="0.9200478078" calcext:value-type="float">
            <text:p>0.9200478078</text:p>
          </table:table-cell>
          <table:table-cell office:value-type="float" office:value="0.0620543894583" calcext:value-type="float">
            <text:p>0.0620543895</text:p>
          </table:table-cell>
          <table:table-cell office:value-type="float" office:value="7.90000009536743" calcext:value-type="float">
            <text:p>7.9000000954</text:p>
          </table:table-cell>
          <table:table-cell office:value-type="float" office:value="0.569370985031" calcext:value-type="float">
            <text:p>0.569370985</text:p>
          </table:table-cell>
          <table:table-cell office:value-type="float" office:value="0.0265194576709" calcext:value-type="float">
            <text:p>0.0265194577</text:p>
          </table:table-cell>
        </table:table-row>
        <table:table-row table:style-name="ro1">
          <table:table-cell table:number-columns-repeated="2"/>
          <table:table-cell office:value-type="float" office:value="9.49000000953674" calcext:value-type="float">
            <text:p>9.4900000095</text:p>
          </table:table-cell>
          <table:table-cell office:value-type="float" office:value="0.9200478078" calcext:value-type="float">
            <text:p>0.9200478078</text:p>
          </table:table-cell>
          <table:table-cell office:value-type="float" office:value="0.0250711480467" calcext:value-type="float">
            <text:p>0.025071148</text:p>
          </table:table-cell>
          <table:table-cell office:value-type="float" office:value="7.98000001907349" calcext:value-type="float">
            <text:p>7.9800000191</text:p>
          </table:table-cell>
          <table:table-cell office:value-type="float" office:value="0.569370985031" calcext:value-type="float">
            <text:p>0.569370985</text:p>
          </table:table-cell>
          <table:table-cell office:value-type="float" office:value="0.0156807868372" calcext:value-type="float">
            <text:p>0.0156807868</text:p>
          </table:table-cell>
        </table:table-row>
        <table:table-row table:style-name="ro1">
          <table:table-cell table:number-columns-repeated="2"/>
          <table:table-cell office:value-type="float" office:value="9.58999991416931" calcext:value-type="float">
            <text:p>9.5899999142</text:p>
          </table:table-cell>
          <table:table-cell office:value-type="float" office:value="0.9200478078" calcext:value-type="float">
            <text:p>0.9200478078</text:p>
          </table:table-cell>
          <table:table-cell office:value-type="float" office:value="0.014054839287" calcext:value-type="float">
            <text:p>0.0140548393</text:p>
          </table:table-cell>
          <table:table-cell office:value-type="float" office:value="8.04999995231628" calcext:value-type="float">
            <text:p>8.0499999523</text:p>
          </table:table-cell>
          <table:table-cell office:value-type="float" office:value="0.608367443085" calcext:value-type="float">
            <text:p>0.6083674431</text:p>
          </table:table-cell>
          <table:table-cell office:value-type="float" office:value="0.0656807868372" calcext:value-type="float">
            <text:p>0.0656807868</text:p>
          </table:table-cell>
        </table:table-row>
        <table:table-row table:style-name="ro1">
          <table:table-cell table:number-columns-repeated="2"/>
          <table:table-cell office:value-type="float" office:value="9.62999987602234" calcext:value-type="float">
            <text:p>9.629999876</text:p>
          </table:table-cell>
          <table:table-cell office:value-type="float" office:value="0.960158968" calcext:value-type="float">
            <text:p>0.960158968</text:p>
          </table:table-cell>
          <table:table-cell office:value-type="float" office:value="0.064054839287" calcext:value-type="float">
            <text:p>0.0640548393</text:p>
          </table:table-cell>
          <table:table-cell office:value-type="float" office:value="8.0699999332428" calcext:value-type="float">
            <text:p>8.0699999332</text:p>
          </table:table-cell>
          <table:table-cell office:value-type="float" office:value="0.608367443085" calcext:value-type="float">
            <text:p>0.6083674431</text:p>
          </table:table-cell>
          <table:table-cell office:value-type="float" office:value="0.0257355295124" calcext:value-type="float">
            <text:p>0.0257355295</text:p>
          </table:table-cell>
        </table:table-row>
        <table:table-row table:style-name="ro1">
          <table:table-cell table:number-columns-repeated="2"/>
          <table:table-cell office:value-type="float" office:value="9.65999984741211" calcext:value-type="float">
            <text:p>9.6599998474</text:p>
          </table:table-cell>
          <table:table-cell office:value-type="float" office:value="0.960158968" calcext:value-type="float">
            <text:p>0.960158968</text:p>
          </table:table-cell>
          <table:table-cell office:value-type="float" office:value="0.0248043861116" calcext:value-type="float">
            <text:p>0.0248043861</text:p>
          </table:table-cell>
          <table:table-cell office:value-type="float" office:value="8.24000000953674" calcext:value-type="float">
            <text:p>8.2400000095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0.0757355295124" calcext:value-type="float">
            <text:p>0.0757355295</text:p>
          </table:table-cell>
        </table:table-row>
        <table:table-row table:style-name="ro1">
          <table:table-cell table:number-columns-repeated="2"/>
          <table:table-cell office:value-type="float" office:value="9.75" calcext:value-type="float">
            <text:p>9.75</text:p>
          </table:table-cell>
          <table:table-cell office:value-type="float" office:value="0.960158968" calcext:value-type="float">
            <text:p>0.960158968</text:p>
          </table:table-cell>
          <table:table-cell office:value-type="float" office:value="0.014092913678" calcext:value-type="float">
            <text:p>0.0140929137</text:p>
          </table:table-cell>
          <table:table-cell office:value-type="float" office:value="8.24000000953674" calcext:value-type="float">
            <text:p>8.2400000095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0.0294420221548" calcext:value-type="float">
            <text:p>0.0294420222</text:p>
          </table:table-cell>
        </table:table-row>
        <table:table-row table:style-name="ro1">
          <table:table-cell table:number-columns-repeated="2"/>
          <table:table-cell office:value-type="float" office:value="9.82999992370606" calcext:value-type="float">
            <text:p>9.8299999237</text:p>
          </table:table-cell>
          <table:table-cell office:value-type="float" office:value="0.960158968" calcext:value-type="float">
            <text:p>0.960158968</text:p>
          </table:table-cell>
          <table:table-cell office:value-type="float" office:value="0.00912168215951" calcext:value-type="float">
            <text:p>0.0091216822</text:p>
          </table:table-cell>
          <table:table-cell office:value-type="float" office:value="8.3199999332428" calcext:value-type="float">
            <text:p>8.3199999332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0.015920801658" calcext:value-type="float">
            <text:p>0.0159208017</text:p>
          </table:table-cell>
        </table:table-row>
        <table:table-row table:style-name="ro1">
          <table:table-cell table:number-columns-repeated="2"/>
          <table:table-cell office:value-type="float" office:value="9.82999992370606" calcext:value-type="float">
            <text:p>9.8299999237</text:p>
          </table:table-cell>
          <table:table-cell office:value-type="float" office:value="1.0000685692" calcext:value-type="float">
            <text:p>1.0000685692</text:p>
          </table:table-cell>
          <table:table-cell office:value-type="float" office:value="0.0591216821595" calcext:value-type="float">
            <text:p>0.0591216822</text:p>
          </table:table-cell>
          <table:table-cell office:value-type="float" office:value="8.41000008583069" calcext:value-type="float">
            <text:p>8.4100000858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0.00969742263193" calcext:value-type="float">
            <text:p>0.0096974226</text:p>
          </table:table-cell>
        </table:table-row>
        <table:table-row table:style-name="ro1">
          <table:table-cell table:number-columns-repeated="2"/>
          <table:table-cell office:value-type="float" office:value="9.91999983787537" calcext:value-type="float">
            <text:p>9.9199998379</text:p>
          </table:table-cell>
          <table:table-cell office:value-type="float" office:value="1.0000685692" calcext:value-type="float">
            <text:p>1.0000685692</text:p>
          </table:table-cell>
          <table:table-cell office:value-type="float" office:value="0.0244691240732" calcext:value-type="float">
            <text:p>0.0244691241</text:p>
          </table:table-cell>
          <table:table-cell office:value-type="float" office:value="8.42000007629395" calcext:value-type="float">
            <text:p>8.4200000763</text:p>
          </table:table-cell>
          <table:table-cell office:value-type="float" office:value="0.678156375885" calcext:value-type="float">
            <text:p>0.6781563759</text:p>
          </table:table-cell>
          <table:table-cell office:value-type="float" office:value="0.0596974226319" calcext:value-type="float">
            <text:p>0.059697422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0000685692" calcext:value-type="float">
            <text:p>1.0000685692</text:p>
          </table:table-cell>
          <table:table-cell office:value-type="float" office:value="0.0145677684437" calcext:value-type="float">
            <text:p>0.0145677684</text:p>
          </table:table-cell>
          <table:table-cell office:value-type="float" office:value="8.49000000953674" calcext:value-type="float">
            <text:p>8.4900000095</text:p>
          </table:table-cell>
          <table:table-cell office:value-type="float" office:value="0.678156375885" calcext:value-type="float">
            <text:p>0.6781563759</text:p>
          </table:table-cell>
          <table:table-cell office:value-type="float" office:value="0.0250287550409" calcext:value-type="float">
            <text:p>0.025028755</text:p>
          </table:table-cell>
        </table:table-row>
        <table:table-row table:style-name="ro1">
          <table:table-cell table:number-columns-repeated="2"/>
          <table:table-cell office:value-type="float" office:value="10.039999961853" calcext:value-type="float">
            <text:p>10.0399999619</text:p>
          </table:table-cell>
          <table:table-cell office:value-type="float" office:value="1.0401961804" calcext:value-type="float">
            <text:p>1.0401961804</text:p>
          </table:table-cell>
          <table:table-cell office:value-type="float" office:value="0.0645677684437" calcext:value-type="float">
            <text:p>0.0645677684</text:p>
          </table:table-cell>
          <table:table-cell office:value-type="float" office:value="8.5699999332428" calcext:value-type="float">
            <text:p>8.5699999332</text:p>
          </table:table-cell>
          <table:table-cell office:value-type="float" office:value="0.678156375885" calcext:value-type="float">
            <text:p>0.6781563759</text:p>
          </table:table-cell>
          <table:table-cell office:value-type="float" office:value="0.0142004241687" calcext:value-type="float">
            <text:p>0.0142004242</text:p>
          </table:table-cell>
        </table:table-row>
        <table:table-row table:style-name="ro1">
          <table:table-cell table:number-columns-repeated="2"/>
          <table:table-cell office:value-type="float" office:value="10.0899999141693" calcext:value-type="float">
            <text:p>10.0899999142</text:p>
          </table:table-cell>
          <table:table-cell office:value-type="float" office:value="1.0401961804" calcext:value-type="float">
            <text:p>1.0401961804</text:p>
          </table:table-cell>
          <table:table-cell office:value-type="float" office:value="0.0254273128792" calcext:value-type="float">
            <text:p>0.0254273129</text:p>
          </table:table-cell>
          <table:table-cell office:value-type="float" office:value="8.59999990463257" calcext:value-type="float">
            <text:p>8.5999999046</text:p>
          </table:table-cell>
          <table:table-cell office:value-type="float" office:value="0.715225696564" calcext:value-type="float">
            <text:p>0.7152256966</text:p>
          </table:table-cell>
          <table:table-cell office:value-type="float" office:value="0.0642004241687" calcext:value-type="float">
            <text:p>0.0642004242</text:p>
          </table:table-cell>
        </table:table-row>
        <table:table-row table:style-name="ro1">
          <table:table-cell table:number-columns-repeated="2"/>
          <table:table-cell office:value-type="float" office:value="10.1599998474121" calcext:value-type="float">
            <text:p>10.1599998474</text:p>
          </table:table-cell>
          <table:table-cell office:value-type="float" office:value="1.0401961804" calcext:value-type="float">
            <text:p>1.0401961804</text:p>
          </table:table-cell>
          <table:table-cell office:value-type="float" office:value="0.0148691568345" calcext:value-type="float">
            <text:p>0.0148691568</text:p>
          </table:table-cell>
          <table:table-cell office:value-type="float" office:value="8.66000008583069" calcext:value-type="float">
            <text:p>8.6600000858</text:p>
          </table:table-cell>
          <table:table-cell office:value-type="float" office:value="0.715225696564" calcext:value-type="float">
            <text:p>0.7152256966</text:p>
          </table:table-cell>
          <table:table-cell office:value-type="float" office:value="0.0257693005607" calcext:value-type="float">
            <text:p>0.0257693006</text:p>
          </table:table-cell>
        </table:table-row>
        <table:table-row table:style-name="ro1">
          <table:table-cell table:number-columns-repeated="2"/>
          <table:table-cell office:value-type="float" office:value="10.2300000190735" calcext:value-type="float">
            <text:p>10.2300000191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648691568345" calcext:value-type="float">
            <text:p>0.0648691568</text:p>
          </table:table-cell>
          <table:table-cell office:value-type="float" office:value="8.74000000953674" calcext:value-type="float">
            <text:p>8.7400000095</text:p>
          </table:table-cell>
          <table:table-cell office:value-type="float" office:value="0.715225696564" calcext:value-type="float">
            <text:p>0.7152256966</text:p>
          </table:table-cell>
          <table:table-cell office:value-type="float" office:value="0.0150301754297" calcext:value-type="float">
            <text:p>0.0150301754</text:p>
          </table:table-cell>
        </table:table-row>
        <table:table-row table:style-name="ro1">
          <table:table-cell table:number-columns-repeated="2"/>
          <table:table-cell office:value-type="float" office:value="10.25" calcext:value-type="float">
            <text:p>10.25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279925096394" calcext:value-type="float">
            <text:p>0.0279925096</text:p>
          </table:table-cell>
          <table:table-cell office:value-type="float" office:value="8.78999996185303" calcext:value-type="float">
            <text:p>8.7899999619</text:p>
          </table:table-cell>
          <table:table-cell office:value-type="float" office:value="0.752065181732" calcext:value-type="float">
            <text:p>0.7520651817</text:p>
          </table:table-cell>
          <table:table-cell office:value-type="float" office:value="0.0650301754297" calcext:value-type="float">
            <text:p>0.0650301754</text:p>
          </table:table-cell>
        </table:table-row>
        <table:table-row table:style-name="ro1">
          <table:table-cell table:number-columns-repeated="2"/>
          <table:table-cell office:value-type="float" office:value="10.3299999237061" calcext:value-type="float">
            <text:p>10.3299999237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162040560869" calcext:value-type="float">
            <text:p>0.0162040561</text:p>
          </table:table-cell>
          <table:table-cell office:value-type="float" office:value="8.82999992370606" calcext:value-type="float">
            <text:p>8.8299999237</text:p>
          </table:table-cell>
          <table:table-cell office:value-type="float" office:value="0.752065181732" calcext:value-type="float">
            <text:p>0.7520651817</text:p>
          </table:table-cell>
          <table:table-cell office:value-type="float" office:value="0.0257074949878" calcext:value-type="float">
            <text:p>0.025707495</text:p>
          </table:table-cell>
        </table:table-row>
        <table:table-row table:style-name="ro1">
          <table:table-cell table:number-columns-repeated="2"/>
          <table:table-cell office:value-type="float" office:value="10.4199998378754" calcext:value-type="float">
            <text:p>10.4199998379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969576799618" calcext:value-type="float">
            <text:p>0.009695768</text:p>
          </table:table-cell>
          <table:table-cell office:value-type="float" office:value="8.91000008583069" calcext:value-type="float">
            <text:p>8.9100000858</text:p>
          </table:table-cell>
          <table:table-cell office:value-type="float" office:value="0.752065181732" calcext:value-type="float">
            <text:p>0.7520651817</text:p>
          </table:table-cell>
          <table:table-cell office:value-type="float" office:value="0.0141898335963" calcext:value-type="float">
            <text:p>0.0141898336</text:p>
          </table:table-cell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674143389223" calcext:value-type="float">
            <text:p>0.0067414339</text:p>
          </table:table-cell>
          <table:table-cell office:value-type="float" office:value="8.98000001907349" calcext:value-type="float">
            <text:p>8.9800000191</text:p>
          </table:table-cell>
          <table:table-cell office:value-type="float" office:value="0.788871049881" calcext:value-type="float">
            <text:p>0.7888710499</text:p>
          </table:table-cell>
          <table:table-cell office:value-type="float" office:value="0.0641898335963" calcext:value-type="float">
            <text:p>0.0641898336</text:p>
          </table:table-cell>
        </table:table-row>
        <table:table-row table:style-name="ro1">
          <table:table-cell table:number-columns-repeated="2"/>
          <table:table-cell office:value-type="float" office:value="10.5899999141693" calcext:value-type="float">
            <text:p>10.5899999142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612065039888" calcext:value-type="float">
            <text:p>0.0061206504</text:p>
          </table:table-cell>
          <table:table-cell office:value-type="float" office:value="9" calcext:value-type="float">
            <text:p>9</text:p>
          </table:table-cell>
          <table:table-cell office:value-type="float" office:value="0.788871049881" calcext:value-type="float">
            <text:p>0.7888710499</text:p>
          </table:table-cell>
          <table:table-cell office:value-type="float" office:value="0.0244611448283" calcext:value-type="float">
            <text:p>0.0244611448</text:p>
          </table:table-cell>
        </table:table-row>
        <table:table-row table:style-name="ro1">
          <table:table-cell table:number-columns-repeated="2"/>
          <table:table-cell office:value-type="float" office:value="10.6699998378754" calcext:value-type="float">
            <text:p>10.6699998379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553817796327" calcext:value-type="float">
            <text:p>0.005538178</text:p>
          </table:table-cell>
          <table:table-cell office:value-type="float" office:value="9.07999992370606" calcext:value-type="float">
            <text:p>9.0799999237</text:p>
          </table:table-cell>
          <table:table-cell office:value-type="float" office:value="0.788871049881" calcext:value-type="float">
            <text:p>0.7888710499</text:p>
          </table:table-cell>
          <table:table-cell office:value-type="float" office:value="0.0130672788639" calcext:value-type="float">
            <text:p>0.0130672789</text:p>
          </table:table-cell>
        </table:table-row>
        <table:table-row table:style-name="ro1">
          <table:table-cell table:number-columns-repeated="2"/>
          <table:table-cell office:value-type="float" office:value="10.75" calcext:value-type="float">
            <text:p>10.75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506557055751" calcext:value-type="float">
            <text:p>0.0050655706</text:p>
          </table:table-cell>
          <table:table-cell office:value-type="float" office:value="9.17000007629395" calcext:value-type="float">
            <text:p>9.1700000763</text:p>
          </table:table-cell>
          <table:table-cell office:value-type="float" office:value="0.788871049881" calcext:value-type="float">
            <text:p>0.7888710499</text:p>
          </table:table-cell>
          <table:table-cell office:value-type="float" office:value="0.00866738939181" calcext:value-type="float">
            <text:p>0.0086673894</text:p>
          </table:table-cell>
        </table:table-row>
        <table:table-row table:style-name="ro1">
          <table:table-cell table:number-columns-repeated="2"/>
          <table:table-cell office:value-type="float" office:value="10.8399999141693" calcext:value-type="float">
            <text:p>10.8399999142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459958056025" calcext:value-type="float">
            <text:p>0.0045995806</text:p>
          </table:table-cell>
          <table:table-cell office:value-type="float" office:value="9.17000007629395" calcext:value-type="float">
            <text:p>9.1700000763</text:p>
          </table:table-cell>
          <table:table-cell office:value-type="float" office:value="0.826037883759" calcext:value-type="float">
            <text:p>0.8260378838</text:p>
          </table:table-cell>
          <table:table-cell office:value-type="float" office:value="0.0586673893918" calcext:value-type="float">
            <text:p>0.0586673894</text:p>
          </table:table-cell>
        </table:table-row>
        <table:table-row table:style-name="ro1">
          <table:table-cell table:number-columns-repeated="2"/>
          <table:table-cell office:value-type="float" office:value="11.0099999904633" calcext:value-type="float">
            <text:p>11.0099999905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414192479168" calcext:value-type="float">
            <text:p>0.0041419248</text:p>
          </table:table-cell>
          <table:table-cell office:value-type="float" office:value="9.25" calcext:value-type="float">
            <text:p>9.25</text:p>
          </table:table-cell>
          <table:table-cell office:value-type="float" office:value="0.826037883759" calcext:value-type="float">
            <text:p>0.8260378838</text:p>
          </table:table-cell>
          <table:table-cell office:value-type="float" office:value="0.0253265127072" calcext:value-type="float">
            <text:p>0.0253265127</text:p>
          </table:table-cell>
        </table:table-row>
        <table:table-row table:style-name="ro1">
          <table:table-cell table:number-columns-repeated="2"/>
          <table:table-cell office:value-type="float" office:value="11.0899999141693" calcext:value-type="float">
            <text:p>11.0899999142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395422491076" calcext:value-type="float">
            <text:p>0.0039542249</text:p>
          </table:table-cell>
          <table:table-cell office:value-type="float" office:value="9.34999990463257" calcext:value-type="float">
            <text:p>9.3499999046</text:p>
          </table:table-cell>
          <table:table-cell office:value-type="float" office:value="0.861275196075" calcext:value-type="float">
            <text:p>0.8612751961</text:p>
          </table:table-cell>
          <table:table-cell office:value-type="float" office:value="0.0753265127072" calcext:value-type="float">
            <text:p>0.0753265127</text:p>
          </table:table-cell>
        </table:table-row>
        <table:table-row table:style-name="ro1">
          <table:table-cell table:number-columns-repeated="2"/>
          <table:table-cell office:value-type="float" office:value="11.1800000667572" calcext:value-type="float">
            <text:p>11.1800000668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360177706326" calcext:value-type="float">
            <text:p>0.0036017771</text:p>
          </table:table-cell>
          <table:table-cell office:value-type="float" office:value="9.42000007629395" calcext:value-type="float">
            <text:p>9.4200000763</text:p>
          </table:table-cell>
          <table:table-cell office:value-type="float" office:value="0.861275196075" calcext:value-type="float">
            <text:p>0.8612751961</text:p>
          </table:table-cell>
          <table:table-cell office:value-type="float" office:value="0.0294856853314" calcext:value-type="float">
            <text:p>0.0294856853</text:p>
          </table:table-cell>
        </table:table-row>
        <table:table-row table:style-name="ro1">
          <table:table-cell table:number-columns-repeated="5"/>
          <table:table-cell office:value-type="float" office:value="9.5" calcext:value-type="float">
            <text:p>9.5</text:p>
          </table:table-cell>
          <table:table-cell office:value-type="float" office:value="0.861275196075" calcext:value-type="float">
            <text:p>0.8612751961</text:p>
          </table:table-cell>
          <table:table-cell office:value-type="float" office:value="0.0162635671429" calcext:value-type="float">
            <text:p>0.0162635671</text:p>
          </table:table-cell>
        </table:table-row>
        <table:table-row table:style-name="ro1">
          <table:table-cell table:number-columns-repeated="5"/>
          <table:table-cell office:value-type="float" office:value="9.54999995231628" calcext:value-type="float">
            <text:p>9.5499999523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0.0662635671429" calcext:value-type="float">
            <text:p>0.0662635671</text:p>
          </table:table-cell>
        </table:table-row>
        <table:table-row table:style-name="ro1">
          <table:table-cell table:number-columns-repeated="5"/>
          <table:table-cell office:value-type="float" office:value="9.59999990463257" calcext:value-type="float">
            <text:p>9.5999999046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0.0257982277227" calcext:value-type="float">
            <text:p>0.0257982277</text:p>
          </table:table-cell>
        </table:table-row>
        <table:table-row table:style-name="ro1">
          <table:table-cell table:number-columns-repeated="5"/>
          <table:table-cell office:value-type="float" office:value="9.67000007629395" calcext:value-type="float">
            <text:p>9.6700000763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0.0148876968919" calcext:value-type="float">
            <text:p>0.0148876969</text:p>
          </table:table-cell>
        </table:table-row>
        <table:table-row table:style-name="ro1">
          <table:table-cell table:number-columns-repeated="5"/>
          <table:table-cell office:value-type="float" office:value="9.75999999046326" calcext:value-type="float">
            <text:p>9.7599999905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0.00897426174282" calcext:value-type="float">
            <text:p>0.0089742617</text:p>
          </table:table-cell>
        </table:table-row>
        <table:table-row table:style-name="ro1">
          <table:table-cell table:number-columns-repeated="5"/>
          <table:table-cell office:value-type="float" office:value="9.75999999046326" calcext:value-type="float">
            <text:p>9.7599999905</text:p>
          </table:table-cell>
          <table:table-cell office:value-type="float" office:value="0.93884396553" calcext:value-type="float">
            <text:p>0.9388439655</text:p>
          </table:table-cell>
          <table:table-cell office:value-type="float" office:value="0.0589742617428" calcext:value-type="float">
            <text:p>0.0589742617</text:p>
          </table:table-cell>
        </table:table-row>
        <table:table-row table:style-name="ro1">
          <table:table-cell table:number-columns-repeated="5"/>
          <table:table-cell office:value-type="float" office:value="9.83999991416931" calcext:value-type="float">
            <text:p>9.8399999142</text:p>
          </table:table-cell>
          <table:table-cell office:value-type="float" office:value="0.93884396553" calcext:value-type="float">
            <text:p>0.9388439655</text:p>
          </table:table-cell>
          <table:table-cell office:value-type="float" office:value="0.0271559871375" calcext:value-type="float">
            <text:p>0.0271559871</text:p>
          </table:table-cell>
        </table:table-row>
        <table:table-row table:style-name="ro1">
          <table:table-cell table:number-columns-repeated="5"/>
          <table:table-cell office:value-type="float" office:value="9.9300000667572" calcext:value-type="float">
            <text:p>9.9300000668</text:p>
          </table:table-cell>
          <table:table-cell office:value-type="float" office:value="0.93884396553" calcext:value-type="float">
            <text:p>0.9388439655</text:p>
          </table:table-cell>
          <table:table-cell office:value-type="float" office:value="0.01551976409" calcext:value-type="float">
            <text:p>0.0155197641</text:p>
          </table:table-cell>
        </table:table-row>
        <table:table-row table:style-name="ro1">
          <table:table-cell table:number-columns-repeated="5"/>
          <table:table-cell office:value-type="float" office:value="9.94000005722046" calcext:value-type="float">
            <text:p>9.9400000572</text:p>
          </table:table-cell>
          <table:table-cell office:value-type="float" office:value="0.975815534592" calcext:value-type="float">
            <text:p>0.9758155346</text:p>
          </table:table-cell>
          <table:table-cell office:value-type="float" office:value="0.06551976409" calcext:value-type="float">
            <text:p>0.0655197641</text:p>
          </table:table-cell>
        </table:table-row>
        <table:table-row table:style-name="ro1">
          <table:table-cell table:number-columns-repeated="5"/>
          <table:table-cell office:value-type="float" office:value="10.0099999904633" calcext:value-type="float">
            <text:p>10.0099999905</text:p>
          </table:table-cell>
          <table:table-cell office:value-type="float" office:value="0.975815534592" calcext:value-type="float">
            <text:p>0.9758155346</text:p>
          </table:table-cell>
          <table:table-cell office:value-type="float" office:value="0.025138842951" calcext:value-type="float">
            <text:p>0.025138843</text:p>
          </table:table-cell>
        </table:table-row>
        <table:table-row table:style-name="ro1">
          <table:table-cell table:number-columns-repeated="5"/>
          <table:table-cell office:value-type="float" office:value="10.0999999046326" calcext:value-type="float">
            <text:p>10.0999999046</text:p>
          </table:table-cell>
          <table:table-cell office:value-type="float" office:value="0.975815534592" calcext:value-type="float">
            <text:p>0.9758155346</text:p>
          </table:table-cell>
          <table:table-cell office:value-type="float" office:value="0.0140872405611" calcext:value-type="float">
            <text:p>0.0140872406</text:p>
          </table:table-cell>
        </table:table-row>
        <table:table-row table:style-name="ro1">
          <table:table-cell table:number-columns-repeated="5"/>
          <table:table-cell office:value-type="float" office:value="10.1300001144409" calcext:value-type="float">
            <text:p>10.1300001144</text:p>
          </table:table-cell>
          <table:table-cell office:value-type="float" office:value="1.01285028458" calcext:value-type="float">
            <text:p>1.0128502846</text:p>
          </table:table-cell>
          <table:table-cell office:value-type="float" office:value="0.0640872405611" calcext:value-type="float">
            <text:p>0.0640872406</text:p>
          </table:table-cell>
        </table:table-row>
        <table:table-row table:style-name="ro1">
          <table:table-cell table:number-columns-repeated="5"/>
          <table:table-cell office:value-type="float" office:value="10.1700000762939" calcext:value-type="float">
            <text:p>10.1700000763</text:p>
          </table:table-cell>
          <table:table-cell office:value-type="float" office:value="1.01285028458" calcext:value-type="float">
            <text:p>1.0128502846</text:p>
          </table:table-cell>
          <table:table-cell office:value-type="float" office:value="0.0252156476911" calcext:value-type="float">
            <text:p>0.0252156477</text:p>
          </table:table-cell>
        </table:table-row>
        <table:table-row table:style-name="ro1">
          <table:table-cell table:number-columns-repeated="5"/>
          <table:table-cell office:value-type="float" office:value="10.2599999904633" calcext:value-type="float">
            <text:p>10.2599999905</text:p>
          </table:table-cell>
          <table:table-cell office:value-type="float" office:value="1.01285028458" calcext:value-type="float">
            <text:p>1.0128502846</text:p>
          </table:table-cell>
          <table:table-cell office:value-type="float" office:value="0.0144524582814" calcext:value-type="float">
            <text:p>0.0144524583</text:p>
          </table:table-cell>
        </table:table-row>
        <table:table-row table:style-name="ro1">
          <table:table-cell table:number-columns-repeated="5"/>
          <table:table-cell office:value-type="float" office:value="10.3199999332428" calcext:value-type="float">
            <text:p>10.3199999332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0.0644524582814" calcext:value-type="float">
            <text:p>0.0644524583</text:p>
          </table:table-cell>
        </table:table-row>
        <table:table-row table:style-name="ro1">
          <table:table-cell table:number-columns-repeated="5"/>
          <table:table-cell office:value-type="float" office:value="10.3399999141693" calcext:value-type="float">
            <text:p>10.3399999142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0.0252535802905" calcext:value-type="float">
            <text:p>0.0252535803</text:p>
          </table:table-cell>
        </table:table-row>
        <table:table-row table:style-name="ro1">
          <table:table-cell table:number-columns-repeated="5"/>
          <table:table-cell office:value-type="float" office:value="10.4300000667572" calcext:value-type="float">
            <text:p>10.4300000668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0.0143077962744" calcext:value-type="float">
            <text:p>0.0143077963</text:p>
          </table:table-cell>
        </table:table-row>
        <table:table-row table:style-name="ro1">
          <table:table-cell table:number-columns-repeated="5"/>
          <table:table-cell office:value-type="float" office:value="10.5099999904633" calcext:value-type="float">
            <text:p>10.5099999905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0.00953178019019" calcext:value-type="float">
            <text:p>0.0095317802</text:p>
          </table:table-cell>
        </table:table-row>
        <table:table-row table:style-name="ro1">
          <table:table-cell table:number-columns-repeated="5"/>
          <table:table-cell office:value-type="float" office:value="10.5199999809265" calcext:value-type="float">
            <text:p>10.5199999809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595317801902" calcext:value-type="float">
            <text:p>0.0595317802</text:p>
          </table:table-cell>
        </table:table-row>
        <table:table-row table:style-name="ro1">
          <table:table-cell table:number-columns-repeated="5"/>
          <table:table-cell office:value-type="float" office:value="10.5999999046326" calcext:value-type="float">
            <text:p>10.5999999046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261599374395" calcext:value-type="float">
            <text:p>0.0261599374</text:p>
          </table:table-cell>
        </table:table-row>
        <table:table-row table:style-name="ro1">
          <table:table-cell table:number-columns-repeated="5"/>
          <table:table-cell office:value-type="float" office:value="10.6800000667572" calcext:value-type="float">
            <text:p>10.6800000668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72803127043" calcext:value-type="float">
            <text:p>0.0172803127</text:p>
          </table:table-cell>
        </table:table-row>
        <table:table-row table:style-name="ro1">
          <table:table-cell table:number-columns-repeated="5"/>
          <table:table-cell office:value-type="float" office:value="10.7000000476837" calcext:value-type="float">
            <text:p>10.7000000477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672803127043" calcext:value-type="float">
            <text:p>0.0672803127</text:p>
          </table:table-cell>
        </table:table-row>
        <table:table-row table:style-name="ro1">
          <table:table-cell table:number-columns-repeated="5"/>
          <table:table-cell office:value-type="float" office:value="10.7599999904633" calcext:value-type="float">
            <text:p>10.7599999905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285962185941" calcext:value-type="float">
            <text:p>0.0285962186</text:p>
          </table:table-cell>
        </table:table-row>
        <table:table-row table:style-name="ro1">
          <table:table-cell table:number-columns-repeated="5"/>
          <table:table-cell office:value-type="float" office:value="10.8499999046326" calcext:value-type="float">
            <text:p>10.8499999046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81918539502" calcext:value-type="float">
            <text:p>0.018191854</text:p>
          </table:table-cell>
        </table:table-row>
        <table:table-row table:style-name="ro1">
          <table:table-cell table:number-columns-repeated="5"/>
          <table:table-cell office:value-type="float" office:value="10.8900001049042" calcext:value-type="float">
            <text:p>10.8900001049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681918539502" calcext:value-type="float">
            <text:p>0.068191854</text:p>
          </table:table-cell>
        </table:table-row>
        <table:table-row table:style-name="ro1">
          <table:table-cell table:number-columns-repeated="5"/>
          <table:table-cell office:value-type="float" office:value="11.0199999809265" calcext:value-type="float">
            <text:p>11.0199999809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289339368903" calcext:value-type="float">
            <text:p>0.0289339369</text:p>
          </table:table-cell>
        </table:table-row>
        <table:table-row table:style-name="ro1">
          <table:table-cell table:number-columns-repeated="5"/>
          <table:table-cell office:value-type="float" office:value="11.0699999332428" calcext:value-type="float">
            <text:p>11.0699999332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789339368903" calcext:value-type="float">
            <text:p>0.0789339369</text:p>
          </table:table-cell>
        </table:table-row>
        <table:table-row table:style-name="ro1">
          <table:table-cell table:number-columns-repeated="5"/>
          <table:table-cell office:value-type="float" office:value="11.0999999046326" calcext:value-type="float">
            <text:p>11.0999999046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30323824262" calcext:value-type="float">
            <text:p>0.0303238243</text:p>
          </table:table-cell>
        </table:table-row>
        <table:table-row table:style-name="ro1">
          <table:table-cell table:number-columns-repeated="5"/>
          <table:table-cell office:value-type="float" office:value="11.1900000572205" calcext:value-type="float">
            <text:p>11.1900000572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87817276118" calcext:value-type="float">
            <text:p>0.01878172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2T21:45:11.532415019</dc:date>
    <meta:editing-duration>PT43M43S</meta:editing-duration>
    <meta:editing-cycles>4</meta:editing-cycles>
    <meta:generator>LibreOffice/5.1.6.2$Linux_X86_64 LibreOffice_project/10m0$Build-2</meta:generator>
    <meta:document-statistic meta:table-count="1" meta:cell-count="1100" meta:object-count="0"/>
  </office:meta>
</office:document-meta>
</file>